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Default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6pt"/>
    </style:style>
    <style:style style:name="P16" style:parent-style-name="Default" style:family="paragraph">
      <style:paragraph-properties fo:text-align="center"/>
      <style:text-properties fo:font-weight="bold" style:font-weight-asian="bold" fo:font-size="14pt" style:font-size-asian="14pt" style:font-size-complex="16pt"/>
    </style:style>
    <style:style style:name="P17" style:parent-style-name="Textbody" style:family="paragraph">
      <style:paragraph-properties fo:text-align="center" fo:margin-bottom="0in" fo:line-height="100%"/>
      <style:text-properties style:font-name="Times New Roman" style:font-name-complex="Times New Roman" fo:font-weight="bold" style:font-weight-asian="bold" fo:font-size="14pt" style:font-size-asian="14pt" style:font-size-complex="16pt"/>
    </style:style>
    <style:style style:name="P18" style:parent-style-name="Standard" style:family="paragraph">
      <style:paragraph-properties fo:text-align="center" fo:margin-bottom="0in" style:line-height-at-least="0.0694in">
        <style:tab-stops>
          <style:tab-stop style:type="center" style:position="3.1493in"/>
          <style:tab-stop style:type="right" style:position="6.2993in"/>
        </style:tab-stops>
      </style:paragraph-properties>
    </style:style>
    <style:style style:name="T19" style:parent-style-name="Fonteparág.padrão" style:family="text">
      <style:text-properties style:font-name="Times New Roman" style:font-name-complex="Times New Roman"/>
    </style:style>
    <style:style style:name="T20" style:parent-style-name="Fonteparág.padrão" style:family="text">
      <style:text-properties style:font-name="Times New Roman" style:font-name-complex="Times New Roman" style:text-position="super 63.6%"/>
    </style:style>
    <style:style style:name="T21" style:parent-style-name="Fonteparág.padrão" style:family="text">
      <style:text-properties style:font-name="Times New Roman" style:font-name-complex="Times New Roman"/>
    </style:style>
    <style:style style:name="T22" style:parent-style-name="Fonteparág.padrão" style:family="text">
      <style:text-properties style:font-name="Times New Roman" style:font-name-complex="Times New Roman" style:text-position="super 63.6%"/>
    </style:style>
    <style:style style:name="P23" style:parent-style-name="Títulodaseçãoprimária" style:family="paragraph">
      <style:paragraph-properties fo:text-align="center"/>
    </style:style>
    <style:style style:name="T24" style:parent-style-name="Fonteparág.padrão" style:family="text">
      <style:text-properties style:font-name="Times New Roman" fo:font-weight="normal" style:font-weight-asian="normal" fo:font-size="11pt" style:font-size-asian="11pt" style:font-size-complex="11pt"/>
    </style:style>
    <style:style style:name="T25" style:parent-style-name="Fonteparág.padrão" style:family="text">
      <style:text-properties style:font-name="Times New Roman" fo:font-weight="normal" style:font-weight-asian="normal" style:text-position="super 63.6%" fo:font-size="11pt" style:font-size-asian="11pt" style:font-size-complex="11pt"/>
    </style:style>
    <style:style style:name="T26" style:parent-style-name="Fonteparág.padrão" style:family="text">
      <style:text-properties style:font-name="Times New Roman" fo:font-weight="normal" style:font-weight-asian="normal" fo:font-size="11pt" style:font-size-asian="11pt" style:font-size-complex="11pt"/>
    </style:style>
    <style:style style:name="T27" style:parent-style-name="Fonteparág.padrão" style:family="text">
      <style:text-properties style:font-name="Times New Roman" fo:font-weight="normal" style:font-weight-asian="normal" fo:font-size="11pt" style:font-size-asian="11pt" style:font-size-complex="11pt"/>
    </style:style>
    <style:style style:name="T28" style:parent-style-name="Fonteparág.padrão" style:family="text">
      <style:text-properties style:font-name="Times New Roman" fo:font-weight="normal" style:font-weight-asian="normal" fo:font-style="italic" style:font-style-asian="italic" fo:font-size="11pt" style:font-size-asian="11pt" style:font-size-complex="11pt"/>
    </style:style>
    <style:style style:name="T29" style:parent-style-name="Fonteparág.padrão" style:family="text">
      <style:text-properties style:font-name="Times New Roman" fo:font-weight="normal" style:font-weight-asian="normal" fo:font-size="11pt" style:font-size-asian="11pt" style:font-size-complex="11pt"/>
    </style:style>
    <style:style style:name="P30" style:parent-style-name="Títulodaseçãoprimária" style:family="paragraph">
      <style:paragraph-properties fo:text-align="center"/>
    </style:style>
    <style:style style:name="T31" style:parent-style-name="Fonteparág.padrão" style:family="text">
      <style:text-properties style:font-name="Times New Roman" fo:font-weight="normal" style:font-weight-asian="normal" fo:font-size="11pt" style:font-size-asian="11pt" style:font-size-complex="11pt"/>
    </style:style>
    <style:style style:name="T32" style:parent-style-name="Fonteparág.padrão" style:family="text">
      <style:text-properties style:font-name="Times New Roman" fo:font-weight="normal" style:font-weight-asian="normal" style:text-position="super 63.6%" fo:font-size="11pt" style:font-size-asian="11pt" style:font-size-complex="11pt"/>
    </style:style>
    <style:style style:name="T33" style:parent-style-name="Fonteparág.padrão" style:family="text">
      <style:text-properties style:font-name="Times New Roman" fo:font-weight="normal" style:font-weight-asian="normal" fo:font-size="11pt" style:font-size-asian="11pt" style:font-size-complex="11pt"/>
    </style:style>
    <style:style style:name="T34" style:parent-style-name="Fonteparág.padrão" style:family="text">
      <style:text-properties style:font-name="Times New Roman" fo:font-weight="normal" style:font-weight-asian="normal" fo:font-style="italic" style:font-style-asian="italic" fo:font-size="11pt" style:font-size-asian="11pt" style:font-size-complex="11pt"/>
    </style:style>
    <style:style style:name="T35" style:parent-style-name="Fonteparág.padrão" style:family="text">
      <style:text-properties style:font-name="Times New Roman" fo:font-weight="normal" style:font-weight-asian="normal" fo:font-size="11pt" style:font-size-asian="11pt" style:font-size-complex="11pt"/>
    </style:style>
    <style:style style:name="P36" style:parent-style-name="Títulodaseçãoprimária" style:family="paragraph">
      <style:text-properties style:font-name="Times New Roman" fo:font-weight="normal" style:font-weight-asian="normal" style:font-size-complex="13pt"/>
    </style:style>
    <style:style style:name="P37" style:parent-style-name="Standard" style:family="paragraph">
      <style:paragraph-properties fo:text-align="center" fo:margin-bottom="0in" style:line-height-at-least="0.0694in">
        <style:tab-stops>
          <style:tab-stop style:type="center" style:position="3.1493in"/>
          <style:tab-stop style:type="right" style:position="6.2993in"/>
        </style:tab-stops>
      </style:paragraph-properties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8" style:parent-style-name="Fonteparág.padrão" style:family="text">
      <style:text-properties style:font-name="Times New Roman" style:font-size-complex="13pt"/>
    </style:style>
    <style:style style:name="T39" style:parent-style-name="Fonteparág.padrão" style:family="text">
      <style:text-properties style:font-name="Times New Roman" fo:color="#FF0000" style:font-size-complex="13pt"/>
    </style:style>
    <style:style style:name="T40" style:parent-style-name="Fonteparág.padrão" style:family="text">
      <style:text-properties style:font-name="Times New Roman" fo:font-size="12pt" style:font-size-asian="12pt"/>
    </style:style>
    <style:style style:name="T41" style:parent-style-name="Fonteparág.padrão" style:family="text">
      <style:text-properties style:font-name="Times New Roman" style:font-size-complex="13pt"/>
    </style:style>
    <style:style style:name="T42" style:parent-style-name="Fonteparág.padrão" style:family="text">
      <style:text-properties style:font-name="Times New Roman" fo:font-weight="normal" style:font-weight-asian="normal" style:font-size-complex="13pt"/>
    </style:style>
    <style:style style:name="T43" style:parent-style-name="Fonteparág.padrão" style:family="text">
      <style:text-properties style:font-name="Times New Roman" style:font-size-complex="13pt"/>
    </style:style>
    <style:style style:name="T44" style:parent-style-name="Fonteparág.padrão" style:family="text">
      <style:text-properties style:font-name="Times New Roman" fo:font-weight="normal" style:font-weight-asian="normal" fo:font-size="12pt" style:font-size-asian="12pt"/>
    </style:style>
    <style:style style:name="T45" style:parent-style-name="Fonteparág.padrão" style:family="text">
      <style:text-properties style:font-name="Times New Roman" fo:font-weight="normal" style:font-weight-asian="normal" fo:font-size="12pt" style:font-size-asian="12pt"/>
    </style:style>
    <style:style style:name="T46" style:parent-style-name="Fonteparág.padrão" style:family="text">
      <style:text-properties style:font-name="Times New Roman" fo:font-size="12pt" style:font-size-asian="12pt"/>
    </style:style>
    <style:style style:name="T47" style:parent-style-name="Fonteparág.padrão" style:family="text">
      <style:text-properties style:font-name="Times New Roman" fo:font-weight="normal" style:font-weight-asian="normal" fo:font-size="12pt" style:font-size-asian="12pt"/>
    </style:style>
    <style:style style:name="T48" style:parent-style-name="Fonteparág.padrão" style:family="text">
      <style:text-properties style:font-name="Times New Roman" fo:font-size="12pt" style:font-size-asian="12pt"/>
    </style:style>
    <style:style style:name="T49" style:parent-style-name="Fonteparág.padrão" style:family="text">
      <style:text-properties style:font-name="Times New Roman" fo:font-weight="normal" style:font-weight-asian="normal" fo:font-size="12pt" style:font-size-asian="12pt"/>
    </style:style>
    <style:style style:name="P50" style:parent-style-name="Títulodaseçãoprimária" style:family="paragraph">
      <style:text-properties style:font-name="Times New Roman" style:font-size-complex="13pt"/>
    </style:style>
    <style:style style:name="T51" style:parent-style-name="Fonteparág.padrão" style:family="text">
      <style:text-properties style:font-name="Times New Roman" style:font-size-complex="13pt"/>
    </style:style>
    <style:style style:name="T52" style:parent-style-name="Fonteparág.padrão" style:family="text">
      <style:text-properties style:font-name="Times New Roman" fo:color="#FF0000" style:font-size-complex="13pt"/>
    </style:style>
    <style:style style:name="T53" style:parent-style-name="Fonteparág.padrão" style:family="text">
      <style:text-properties style:font-name="Times New Roman" style:font-size-complex="13pt"/>
    </style:style>
    <style:style style:name="P54" style:parent-style-name="Títulodaseçãoprimária" style:family="paragraph">
      <style:text-properties style:font-name="Times New Roman" style:font-size-complex="13pt"/>
    </style:style>
    <style:style style:name="P55" style:parent-style-name="Textbody" style:family="paragraph">
      <style:paragraph-properties fo:text-align="justify" fo:margin-bottom="0in" style:line-height-at-least="0.0694in" fo:text-indent="0.4916in"/>
      <style:text-properties style:font-name="Times New Roman" style:font-name-complex="Times New Roman" fo:font-size="12pt" style:font-size-asian="12pt" style:font-size-complex="12pt"/>
    </style:style>
    <style:style style:name="P56" style:parent-style-name="Textbody" style:family="paragraph">
      <style:paragraph-properties fo:text-align="justify" fo:margin-bottom="0in" style:line-height-at-least="0.0694in" fo:text-indent="0.4916in"/>
    </style:style>
    <style:style style:name="T5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6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75" style:parent-style-name="Standard" style:family="paragraph">
      <style:paragraph-properties fo:text-align="justify" fo:margin-bottom="0in" style:line-height-at-least="0.0694in" fo:text-indent="0.4916in"/>
    </style:style>
    <style:style style:name="T7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7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80" style:parent-style-name="Standard" style:family="paragraph">
      <style:paragraph-properties fo:text-align="justify" fo:margin-bottom="0in" style:line-height-at-least="0.0694in" fo:text-indent="0.4916in"/>
      <style:text-properties style:font-name="Times New Roman" style:font-name-complex="Times New Roman"/>
    </style:style>
    <style:style style:name="T81" style:parent-style-name="Fonteparág.padrão" style:family="text">
      <style:text-properties style:font-name="Times New Roman" style:font-size-complex="13pt"/>
    </style:style>
    <style:style style:name="T82" style:parent-style-name="Fonteparág.padrão" style:family="text">
      <style:text-properties style:font-name="Times New Roman" fo:color="#FF0000" style:font-size-complex="13pt"/>
    </style:style>
    <style:style style:name="T83" style:parent-style-name="Fonteparág.padrão" style:family="text">
      <style:text-properties style:font-name="Times New Roman" style:font-size-complex="13pt"/>
    </style:style>
    <style:style style:name="P84" style:parent-style-name="Títulodaseçãoprimária" style:family="paragraph">
      <style:text-properties style:font-name="Times New Roman" style:font-size-complex="13pt"/>
    </style:style>
    <style:style style:name="P85" style:parent-style-name="Normal1" style:family="paragraph">
      <style:paragraph-properties fo:text-align="justify" fo:text-indent="0.4916in"/>
    </style:style>
    <style:style style:name="T86" style:parent-style-name="Fonteparág.padrão" style:family="text">
      <style:text-properties style:font-name="Times New Roman" style:font-name-complex="Times New Roman"/>
    </style:style>
    <style:style style:name="T87" style:parent-style-name="Fonteparág.padrão" style:family="text">
      <style:text-properties style:font-name="Times New Roman" style:font-name-complex="Times New Roman" fo:font-style="italic" style:font-style-asian="italic" style:font-style-complex="italic"/>
    </style:style>
    <style:style style:name="T88" style:parent-style-name="Fonteparág.padrão" style:family="text">
      <style:text-properties style:font-name="Times New Roman" style:font-name-complex="Times New Roman"/>
    </style:style>
    <style:style style:name="T89" style:parent-style-name="Fonteparág.padrão" style:family="text">
      <style:text-properties style:font-name="Times New Roman" style:font-name-complex="Times New Roman"/>
    </style:style>
    <style:style style:name="P90" style:parent-style-name="Normal1" style:family="paragraph">
      <style:paragraph-properties fo:text-align="justify" fo:text-indent="0.4916in"/>
    </style:style>
    <style:style style:name="T91" style:parent-style-name="Fonteparág.padrão" style:family="text">
      <style:text-properties style:font-name="Times New Roman" style:font-name-complex="Times New Roman"/>
    </style:style>
    <style:style style:name="T92" style:parent-style-name="Fonteparág.padrão" style:family="text">
      <style:text-properties style:font-name="Times New Roman" style:font-name-complex="Times New Roman"/>
    </style:style>
    <style:style style:name="P93" style:parent-style-name="Normal1" style:family="paragraph">
      <style:paragraph-properties fo:text-align="justify" fo:text-indent="0.4916in"/>
    </style:style>
    <style:style style:name="T94" style:parent-style-name="Fonteparág.padrão" style:family="text">
      <style:text-properties style:font-name="Times New Roman" style:font-name-complex="Times New Roman"/>
    </style:style>
    <style:style style:name="T95" style:parent-style-name="Fonteparág.padrão" style:family="text">
      <style:text-properties style:font-name="Times New Roman" style:font-name-complex="Times New Roman"/>
    </style:style>
    <style:style style:name="P96" style:parent-style-name="Normal1" style:family="paragraph">
      <style:paragraph-properties fo:text-align="justify" fo:text-indent="0.4916in"/>
    </style:style>
    <style:style style:name="T97" style:parent-style-name="Fonteparág.padrão" style:family="text">
      <style:text-properties style:font-name="Times New Roman" style:font-name-complex="Times New Roman"/>
    </style:style>
    <style:style style:name="T98" style:parent-style-name="Fonteparág.padrão" style:family="text">
      <style:text-properties style:font-name="Times New Roman" style:font-name-complex="Times New Roman"/>
    </style:style>
    <style:style style:name="P99" style:parent-style-name="Normal1" style:family="paragraph">
      <style:paragraph-properties fo:text-align="justify" fo:text-indent="0.4916in"/>
      <style:text-properties style:font-name="Times New Roman" style:font-name-complex="Times New Roman"/>
    </style:style>
    <style:style style:name="P100" style:parent-style-name="Fórmula" style:family="paragraph">
      <style:paragraph-properties fo:text-align="justify" fo:margin-top="0in" fo:margin-bottom="0in" style:line-height-at-least="0.0694in"/>
    </style:style>
    <style:style style:name="T101" style:parent-style-name="Fonteparág.padrão" style:family="text">
      <style:text-properties fo:font-weight="bold" style:font-weight-asian="bold" fo:color="#000000" fo:font-size="12pt" style:font-size-asian="12pt" style:font-size-complex="12pt" fo:language="pt" fo:country="BR"/>
    </style:style>
    <style:style style:name="T102" style:parent-style-name="Fonteparág.padrão" style:family="text">
      <style:text-properties fo:font-weight="bold" style:font-weight-asian="bold" fo:color="#FF0000" fo:font-size="13pt" style:font-size-asian="13pt" style:font-size-complex="13pt" fo:language="pt" fo:country="BR"/>
    </style:style>
    <style:style style:name="T103" style:parent-style-name="Fonteparág.padrão" style:family="text">
      <style:text-properties fo:color="#FF0000" fo:font-size="13pt" style:font-size-asian="13pt" style:font-size-complex="13pt" fo:language="pt" fo:country="BR"/>
    </style:style>
    <style:style style:name="T104" style:parent-style-name="Fonteparág.padrão" style:family="text">
      <style:text-properties fo:font-size="13pt" style:font-size-asian="13pt" style:font-size-complex="13pt" fo:language="pt" fo:country="BR"/>
    </style:style>
    <style:style style:name="T105" style:parent-style-name="Fonteparág.padrão" style:family="text">
      <style:text-properties fo:font-weight="bold" style:font-weight-asian="bold" fo:font-size="13pt" style:font-size-asian="13pt" style:font-size-complex="13pt" fo:language="pt" fo:country="BR"/>
    </style:style>
    <style:style style:name="T106" style:parent-style-name="Fonteparág.padrão" style:family="text">
      <style:text-properties fo:font-size="13pt" style:font-size-asian="13pt" style:font-size-complex="13pt" fo:language="pt" fo:country="BR"/>
    </style:style>
    <style:style style:name="P107" style:parent-style-name="Fórmula" style:family="paragraph">
      <style:paragraph-properties fo:text-align="justify" fo:margin-top="0in" fo:margin-bottom="0in" style:line-height-at-least="0.0694in"/>
      <style:text-properties fo:font-size="13pt" style:font-size-asian="13pt" style:font-size-complex="13pt" fo:language="pt" fo:country="BR"/>
    </style:style>
    <style:style style:name="P108" style:parent-style-name="Normal1" style:family="paragraph">
      <style:paragraph-properties fo:text-align="justify" fo:text-indent="0.4916in"/>
      <style:text-properties style:font-name="Times New Roman" style:font-name-complex="Times New Roman"/>
    </style:style>
    <style:style style:name="P109" style:parent-style-name="Normal1" style:family="paragraph">
      <style:paragraph-properties fo:text-align="end" fo:text-indent="0.7875in"/>
      <style:text-properties style:font-name="Times New Roman" style:font-name-complex="Times New Roman" fo:color="#00000A"/>
    </style:style>
    <style:style style:name="P110" style:parent-style-name="Standard" style:family="paragraph">
      <style:paragraph-properties fo:text-align="center" fo:margin-bottom="0in" style:line-height-at-least="0.0694in"/>
    </style:style>
    <style:style style:name="T111" style:parent-style-name="Fonteparág.padrão" style:family="text">
      <style:text-properties style:font-name="Times New Roman" style:font-name-complex="Times New Roman" fo:font-weight="bold" style:font-weight-asian="bold"/>
    </style:style>
    <style:style style:name="TableColumn113" style:family="table-column">
      <style:table-column-properties style:column-width="1.5736in" style:use-optimal-column-width="false"/>
    </style:style>
    <style:style style:name="TableColumn114" style:family="table-column">
      <style:table-column-properties style:column-width="1.577in" style:use-optimal-column-width="false"/>
    </style:style>
    <style:style style:name="TableColumn115" style:family="table-column">
      <style:table-column-properties style:column-width="1.5729in" style:use-optimal-column-width="false"/>
    </style:style>
    <style:style style:name="TableColumn116" style:family="table-column">
      <style:table-column-properties style:column-width="1.5756in" style:use-optimal-column-width="false"/>
    </style:style>
    <style:style style:name="Table112" style:family="table">
      <style:table-properties style:width="6.2993in" fo:margin-left="0in" table:align="center"/>
    </style:style>
    <style:style style:name="TableRow117" style:family="table-row">
      <style:table-row-properties style:use-optimal-row-height="false" fo:keep-together="always"/>
    </style:style>
    <style:style style:name="TableCell118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11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12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2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12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2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124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12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Row126" style:family="table-row">
      <style:table-row-properties style:use-optimal-row-height="false" fo:keep-together="always"/>
    </style:style>
    <style:style style:name="TableCell127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12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2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3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3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3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33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13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135" style:family="table-row">
      <style:table-row-properties style:use-optimal-row-height="false" fo:keep-together="always"/>
    </style:style>
    <style:style style:name="TableCell136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13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3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3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4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4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42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14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144" style:family="table-row">
      <style:table-row-properties style:use-optimal-row-height="false" fo:keep-together="always"/>
    </style:style>
    <style:style style:name="TableCell145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14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4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4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4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5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51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15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153" style:family="table-row">
      <style:table-row-properties style:use-optimal-row-height="false" fo:keep-together="always"/>
    </style:style>
    <style:style style:name="TableCell154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15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5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5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5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5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60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16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162" style:family="table-row">
      <style:table-row-properties style:use-optimal-row-height="false" fo:keep-together="always"/>
    </style:style>
    <style:style style:name="TableCell163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16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6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6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6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69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17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171" style:family="table-row">
      <style:table-row-properties style:use-optimal-row-height="false" fo:keep-together="always"/>
    </style:style>
    <style:style style:name="TableCell172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17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7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7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7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7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78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17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180" style:family="table-row">
      <style:table-row-properties style:use-optimal-row-height="false" fo:keep-together="always"/>
    </style:style>
    <style:style style:name="TableCell181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18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8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8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8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87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18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189" style:family="table-row">
      <style:table-row-properties style:use-optimal-row-height="false" fo:keep-together="always"/>
    </style:style>
    <style:style style:name="TableCell190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19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9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9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9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19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196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19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P198" style:parent-style-name="Standard" style:family="paragraph">
      <style:paragraph-properties>
        <style:tab-stops>
          <style:tab-stop style:type="center" style:position="3.1493in"/>
          <style:tab-stop style:type="right" style:position="6.2993in"/>
        </style:tab-stops>
      </style:paragraph-properties>
    </style:style>
    <style:style style:name="T199" style:parent-style-name="Fonteparág.padrão" style:family="text">
      <style:text-properties style:font-name="Times New Roman" style:font-name-complex="Times New Roman" fo:color="#FF0000" fo:font-size="12pt" style:font-size-asian="12pt"/>
    </style:style>
    <style:style style:name="T200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01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202" style:parent-style-name="Standard" style:family="paragraph">
      <style:paragraph-properties fo:text-align="center" fo:margin-bottom="0in" style:line-height-at-least="0.0694in"/>
    </style:style>
    <style:style style:name="T203" style:parent-style-name="Fonteparág.padrão" style:family="text">
      <style:text-properties style:font-name="Times New Roman" style:font-name-complex="Times New Roman" fo:font-weight="bold" style:font-weight-asian="bold"/>
    </style:style>
    <style:style style:name="T204" style:parent-style-name="Fonteparág.padrão" style:family="text">
      <style:text-properties style:font-name="Times New Roman" style:font-name-complex="Times New Roman" fo:font-weight="bold" style:font-weight-asian="bold"/>
    </style:style>
    <style:style style:name="TableColumn206" style:family="table-column">
      <style:table-column-properties style:column-width="1.5736in" style:use-optimal-column-width="false"/>
    </style:style>
    <style:style style:name="TableColumn207" style:family="table-column">
      <style:table-column-properties style:column-width="1.577in" style:use-optimal-column-width="false"/>
    </style:style>
    <style:style style:name="TableColumn208" style:family="table-column">
      <style:table-column-properties style:column-width="1.5729in" style:use-optimal-column-width="false"/>
    </style:style>
    <style:style style:name="TableColumn209" style:family="table-column">
      <style:table-column-properties style:column-width="1.5756in" style:use-optimal-column-width="false"/>
    </style:style>
    <style:style style:name="Table205" style:family="table">
      <style:table-properties style:width="6.2993in" fo:margin-left="0in" table:align="center"/>
    </style:style>
    <style:style style:name="TableRow210" style:family="table-row">
      <style:table-row-properties style:use-optimal-row-height="false" fo:keep-together="always"/>
    </style:style>
    <style:style style:name="TableCell211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2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21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1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21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1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217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21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Row219" style:family="table-row">
      <style:table-row-properties style:use-optimal-row-height="false" fo:keep-together="always"/>
    </style:style>
    <style:style style:name="TableCell220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22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2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2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2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2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26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22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228" style:family="table-row">
      <style:table-row-properties style:use-optimal-row-height="false" fo:keep-together="always"/>
    </style:style>
    <style:style style:name="TableCell229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23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31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3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3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3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35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23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237" style:family="table-row">
      <style:table-row-properties style:use-optimal-row-height="false" fo:keep-together="always"/>
    </style:style>
    <style:style style:name="TableCell238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23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4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4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4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4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44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24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24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4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5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5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5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53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25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255" style:family="table-row">
      <style:table-row-properties style:use-optimal-row-height="false" fo:keep-together="always"/>
    </style:style>
    <style:style style:name="TableCell256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25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5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5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6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6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62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26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264" style:family="table-row">
      <style:table-row-properties style:use-optimal-row-height="false" fo:keep-together="always"/>
    </style:style>
    <style:style style:name="TableCell265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26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6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6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6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7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71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27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273" style:family="table-row">
      <style:table-row-properties style:use-optimal-row-height="false" fo:keep-together="always"/>
    </style:style>
    <style:style style:name="TableCell274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27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7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7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7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7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80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28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282" style:family="table-row">
      <style:table-row-properties style:use-optimal-row-height="false" fo:keep-together="always"/>
    </style:style>
    <style:style style:name="TableCell283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28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8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8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8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28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289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29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P291" style:parent-style-name="Standard" style:family="paragraph">
      <style:paragraph-properties>
        <style:tab-stops>
          <style:tab-stop style:type="center" style:position="3.1493in"/>
          <style:tab-stop style:type="right" style:position="6.2993in"/>
        </style:tab-stops>
      </style:paragraph-properties>
    </style:style>
    <style:style style:name="T292" style:parent-style-name="Fonteparág.padrão" style:family="text">
      <style:text-properties style:font-name="Times New Roman" style:font-name-complex="Times New Roman" fo:color="#FF0000" fo:font-size="12pt" style:font-size-asian="12pt"/>
    </style:style>
    <style:style style:name="T293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294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295" style:parent-style-name="Standard" style:family="paragraph">
      <style:paragraph-properties fo:text-align="center" fo:margin-bottom="0in" style:line-height-at-least="0.0694in"/>
    </style:style>
    <style:style style:name="T296" style:parent-style-name="Fonteparág.padrão" style:family="text">
      <style:text-properties style:font-name="Times New Roman" style:font-name-complex="Times New Roman" fo:font-weight="bold" style:font-weight-asian="bold"/>
    </style:style>
    <style:style style:name="TableColumn298" style:family="table-column">
      <style:table-column-properties style:column-width="1.5736in" style:use-optimal-column-width="false"/>
    </style:style>
    <style:style style:name="TableColumn299" style:family="table-column">
      <style:table-column-properties style:column-width="1.577in" style:use-optimal-column-width="false"/>
    </style:style>
    <style:style style:name="TableColumn300" style:family="table-column">
      <style:table-column-properties style:column-width="1.5729in" style:use-optimal-column-width="false"/>
    </style:style>
    <style:style style:name="TableColumn301" style:family="table-column">
      <style:table-column-properties style:column-width="1.5756in" style:use-optimal-column-width="false"/>
    </style:style>
    <style:style style:name="Table297" style:family="table">
      <style:table-properties style:width="6.2993in" fo:margin-left="0in" table:align="center"/>
    </style:style>
    <style:style style:name="TableRow302" style:family="table-row">
      <style:table-row-properties style:use-optimal-row-height="false" fo:keep-together="always"/>
    </style:style>
    <style:style style:name="TableCell303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0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30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0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30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0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309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3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Row311" style:family="table-row">
      <style:table-row-properties style:use-optimal-row-height="false" fo:keep-together="always"/>
    </style:style>
    <style:style style:name="TableCell312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1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1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1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1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1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18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31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320" style:family="table-row">
      <style:table-row-properties style:use-optimal-row-height="false" fo:keep-together="always"/>
    </style:style>
    <style:style style:name="TableCell321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2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23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2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2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2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27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32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329" style:family="table-row">
      <style:table-row-properties style:use-optimal-row-height="false" fo:keep-together="always"/>
    </style:style>
    <style:style style:name="TableCell330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3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32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3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34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3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36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33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338" style:family="table-row">
      <style:table-row-properties style:use-optimal-row-height="false" fo:keep-together="always"/>
    </style:style>
    <style:style style:name="TableCell339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4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4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4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4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4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45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34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347" style:family="table-row">
      <style:table-row-properties style:use-optimal-row-height="false" fo:keep-together="always"/>
    </style:style>
    <style:style style:name="TableCell348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4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5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5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5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54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35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356" style:family="table-row">
      <style:table-row-properties style:use-optimal-row-height="false" fo:keep-together="always"/>
    </style:style>
    <style:style style:name="TableCell357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5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5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6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6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6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63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36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365" style:family="table-row">
      <style:table-row-properties style:use-optimal-row-height="false" fo:keep-together="always"/>
    </style:style>
    <style:style style:name="TableCell366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6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68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6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7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7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72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37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374" style:family="table-row">
      <style:table-row-properties style:use-optimal-row-height="false" fo:keep-together="always"/>
    </style:style>
    <style:style style:name="TableCell375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7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77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7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79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8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381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38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P383" style:parent-style-name="Standard" style:family="paragraph">
      <style:paragraph-properties>
        <style:tab-stops>
          <style:tab-stop style:type="center" style:position="3.1493in"/>
          <style:tab-stop style:type="right" style:position="6.2993in"/>
        </style:tab-stops>
      </style:paragraph-properties>
    </style:style>
    <style:style style:name="T384" style:parent-style-name="Fonteparág.padrão" style:family="text">
      <style:text-properties style:font-name="Times New Roman" style:font-name-complex="Times New Roman" fo:color="#FF0000" fo:font-size="12pt" style:font-size-asian="12pt"/>
    </style:style>
    <style:style style:name="T385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386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P387" style:parent-style-name="Standard" style:family="paragraph">
      <style:paragraph-properties fo:text-align="center" fo:margin-bottom="0in" style:line-height-at-least="0.0694in"/>
    </style:style>
    <style:style style:name="T388" style:parent-style-name="Fonteparág.padrão" style:family="text">
      <style:text-properties style:font-name="Times New Roman" style:font-name-complex="Times New Roman" fo:font-weight="bold" style:font-weight-asian="bold"/>
    </style:style>
    <style:style style:name="T389" style:parent-style-name="Fonteparág.padrão" style:family="text">
      <style:text-properties style:font-name="Times New Roman" style:font-name-complex="Times New Roman" fo:font-weight="bold" style:font-weight-asian="bold"/>
    </style:style>
    <style:style style:name="TableColumn391" style:family="table-column">
      <style:table-column-properties style:column-width="1.5736in" style:use-optimal-column-width="false"/>
    </style:style>
    <style:style style:name="TableColumn392" style:family="table-column">
      <style:table-column-properties style:column-width="1.577in" style:use-optimal-column-width="false"/>
    </style:style>
    <style:style style:name="TableColumn393" style:family="table-column">
      <style:table-column-properties style:column-width="1.5729in" style:use-optimal-column-width="false"/>
    </style:style>
    <style:style style:name="TableColumn394" style:family="table-column">
      <style:table-column-properties style:column-width="1.5756in" style:use-optimal-column-width="false"/>
    </style:style>
    <style:style style:name="Table390" style:family="table">
      <style:table-properties style:width="6.2993in" fo:margin-left="0in" table:align="center"/>
    </style:style>
    <style:style style:name="TableRow395" style:family="table-row">
      <style:table-row-properties style:use-optimal-row-height="false" fo:keep-together="always"/>
    </style:style>
    <style:style style:name="TableCell396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39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39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39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400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0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Cell402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40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/>
    </style:style>
    <style:style style:name="TableRow404" style:family="table-row">
      <style:table-row-properties style:use-optimal-row-height="false" fo:keep-together="always"/>
    </style:style>
    <style:style style:name="TableCell405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40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0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0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09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1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11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41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413" style:family="table-row">
      <style:table-row-properties style:use-optimal-row-height="false" fo:keep-together="always"/>
    </style:style>
    <style:style style:name="TableCell414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41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16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1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18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1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20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42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422" style:family="table-row">
      <style:table-row-properties style:use-optimal-row-height="false" fo:keep-together="always"/>
    </style:style>
    <style:style style:name="TableCell423" style:family="table-cell">
      <style:table-cell-properties fo:border-top="0.0034in solid #000001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42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25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2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27" style:family="table-cell">
      <style:table-cell-properties fo:border-top="0.0034in solid #000001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2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29" style:family="table-cell">
      <style:table-cell-properties fo:border-top="0.0034in solid #000001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43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431" style:family="table-row">
      <style:table-row-properties style:use-optimal-row-height="false" fo:keep-together="always"/>
    </style:style>
    <style:style style:name="TableCell432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43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3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3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36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3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38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43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440" style:family="table-row">
      <style:table-row-properties style:use-optimal-row-height="false" fo:keep-together="always"/>
    </style:style>
    <style:style style:name="TableCell441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44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4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4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45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4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47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448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449" style:family="table-row">
      <style:table-row-properties style:use-optimal-row-height="false" fo:keep-together="always"/>
    </style:style>
    <style:style style:name="TableCell450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45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5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5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54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5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56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457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458" style:family="table-row">
      <style:table-row-properties style:use-optimal-row-height="false" fo:keep-together="always"/>
    </style:style>
    <style:style style:name="TableCell459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460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61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62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63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64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65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466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Row467" style:family="table-row">
      <style:table-row-properties style:use-optimal-row-height="false" fo:keep-together="always"/>
    </style:style>
    <style:style style:name="TableCell468" style:family="table-cell">
      <style:table-cell-properties fo:border-top="none" fo:border-left="0.0208in solid #000001" fo:border-bottom="0.0034in solid #000001" fo:border-right="0.0034in solid #000001" fo:background-color="#FFFFFF" style:writing-mode="lr-tb" fo:padding-top="0in" fo:padding-left="0.0486in" fo:padding-bottom="0in" fo:padding-right="0.0486in"/>
    </style:style>
    <style:style style:name="P469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70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71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72" style:family="table-cell">
      <style:table-cell-properties fo:border-top="none" fo:border-left="0.0034in solid #000001" fo:border-bottom="0.0034in solid #000001" fo:border-right="none" fo:background-color="#FFFFFF" style:writing-mode="lr-tb" fo:padding-top="0in" fo:padding-left="0.0486in" fo:padding-bottom="0in" fo:padding-right="0.0486in"/>
    </style:style>
    <style:style style:name="P473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TableCell474" style:family="table-cell">
      <style:table-cell-properties fo:border-top="none" fo:border-left="0.0034in solid #000001" fo:border-bottom="0.0034in solid #000001" fo:border-right="0.0208in solid #000001" fo:background-color="#FFFFFF" style:writing-mode="lr-tb" fo:padding-top="0in" fo:padding-left="0.0486in" fo:padding-bottom="0in" fo:padding-right="0.0486in"/>
    </style:style>
    <style:style style:name="P475" style:parent-style-name="Tabla-Texto" style:family="paragraph">
      <style:paragraph-properties fo:text-align="center" fo:text-indent="0in"/>
      <style:text-properties style:font-name="Times New Roman" fo:font-size="11pt" style:font-size-asian="11pt" style:font-size-complex="11pt" fo:language="pt" fo:country="BR"/>
    </style:style>
    <style:style style:name="P476" style:parent-style-name="Standard" style:family="paragraph">
      <style:paragraph-properties>
        <style:tab-stops>
          <style:tab-stop style:type="center" style:position="3.1493in"/>
          <style:tab-stop style:type="right" style:position="6.2993in"/>
        </style:tab-stops>
      </style:paragraph-properties>
    </style:style>
    <style:style style:name="T477" style:parent-style-name="Fonteparág.padrão" style:family="text">
      <style:text-properties style:font-name="Times New Roman" style:font-name-complex="Times New Roman" fo:color="#FF0000" fo:font-size="12pt" style:font-size-asian="12pt"/>
    </style:style>
    <style:style style:name="T478" style:parent-style-name="Fonteparág.padrão" style:family="text">
      <style:text-properties style:font-name="Times New Roman" style:font-name-complex="Times New Roman" fo:font-weight="bold" style:font-weight-asian="bold" fo:font-size="10pt" style:font-size-asian="10pt" style:font-size-complex="10pt"/>
    </style:style>
    <style:style style:name="T479" style:parent-style-name="Fonteparág.padrão" style:family="text">
      <style:text-properties style:font-name="Times New Roman" style:font-name-complex="Times New Roman" fo:font-size="10pt" style:font-size-asian="10pt" style:font-size-complex="10pt"/>
    </style:style>
    <style:style style:name="T480" style:parent-style-name="Fonteparág.padrão" style:family="text">
      <style:text-properties style:font-name="Times New Roman" style:font-size-complex="13pt"/>
    </style:style>
    <style:style style:name="T481" style:parent-style-name="Fonteparág.padrão" style:family="text">
      <style:text-properties style:font-name="Times New Roman" style:font-size-complex="13pt"/>
    </style:style>
    <style:style style:name="T482" style:parent-style-name="Fonteparág.padrão" style:family="text">
      <style:text-properties style:font-name="Times New Roman" fo:color="#FF0000" style:font-size-complex="13pt"/>
    </style:style>
    <style:style style:name="T483" style:parent-style-name="Fonteparág.padrão" style:family="text">
      <style:text-properties style:font-name="Times New Roman" style:font-size-complex="13pt"/>
    </style:style>
    <style:style style:name="P484" style:parent-style-name="Títulodaseçãoprimária" style:family="paragraph">
      <style:text-properties style:font-name="Times New Roman" style:font-size-complex="13pt"/>
    </style:style>
    <style:style style:name="P485" style:parent-style-name="Títulodaseçãoprimária" style:family="paragraph">
      <style:paragraph-properties fo:text-indent="0.4916in"/>
    </style:style>
    <style:style style:name="T486" style:parent-style-name="Fonteparág.padrão" style:family="text">
      <style:text-properties style:font-name="Times New Roman" fo:font-size="12pt" style:font-size-asian="12pt"/>
    </style:style>
    <style:style style:name="T487" style:parent-style-name="Fonteparág.padrão" style:family="text">
      <style:text-properties style:font-name="Times New Roman" fo:font-weight="normal" style:font-weight-asian="normal" style:font-weight-complex="bold" fo:font-size="12pt" style:font-size-asian="12pt"/>
    </style:style>
    <style:style style:name="T488" style:parent-style-name="Fonteparág.padrão" style:family="text">
      <style:text-properties style:font-name="Times New Roman" fo:font-size="12pt" style:font-size-asian="12pt"/>
    </style:style>
    <style:style style:name="T489" style:parent-style-name="Fonteparág.padrão" style:family="text">
      <style:text-properties style:font-name="Times New Roman" fo:font-size="12pt" style:font-size-asian="12pt"/>
    </style:style>
    <style:style style:name="P490" style:parent-style-name="Normal1" style:family="paragraph">
      <style:paragraph-properties fo:text-align="justify" fo:text-indent="0.4916in"/>
      <style:text-properties style:font-name="Times New Roman" style:font-name-complex="Times New Roman" fo:color="#00000A"/>
    </style:style>
    <style:style style:name="T491" style:parent-style-name="Fonteparág.padrão" style:family="text">
      <style:text-properties style:font-name="Times New Roman" style:font-size-complex="13pt"/>
    </style:style>
    <style:style style:name="T492" style:parent-style-name="Fonteparág.padrão" style:family="text">
      <style:text-properties style:font-name="Times New Roman" fo:color="#FF0000" style:font-size-complex="13pt"/>
    </style:style>
    <style:style style:name="T493" style:parent-style-name="Fonteparág.padrão" style:family="text">
      <style:text-properties style:font-name="Times New Roman" fo:font-weight="normal" style:font-weight-asian="normal" style:font-size-complex="13pt"/>
    </style:style>
    <style:style style:name="T494" style:parent-style-name="Fonteparág.padrão" style:family="text">
      <style:text-properties style:font-name="Times New Roman" style:font-size-complex="13pt"/>
    </style:style>
    <style:style style:name="P495" style:parent-style-name="Títulodaseçãoprimária" style:family="paragraph">
      <style:text-properties style:font-name="Times New Roman" fo:color="#FF0000" fo:font-size="12pt" style:font-size-asian="12pt"/>
    </style:style>
    <style:style style:name="P496" style:parent-style-name="Normal1" style:family="paragraph">
      <style:paragraph-properties fo:text-align="justify" fo:text-indent="0.4916in"/>
    </style:style>
    <style:style style:name="T497" style:parent-style-name="Fonteparág.padrão" style:family="text">
      <style:text-properties style:font-name="Times New Roman" style:font-name-complex="Times New Roman" fo:color="#00000A"/>
    </style:style>
    <style:style style:name="T498" style:parent-style-name="Fonteparág.padrão" style:family="text">
      <style:text-properties style:font-name="Times New Roman" style:font-name-complex="Times New Roman" fo:font-weight="bold" style:font-weight-asian="bold" style:font-weight-complex="bold" fo:color="#00000A"/>
    </style:style>
    <style:style style:name="T499" style:parent-style-name="Fonteparág.padrão" style:family="text">
      <style:text-properties style:font-name="Times New Roman" style:font-name-complex="Times New Roman" fo:color="#00000A"/>
    </style:style>
    <style:style style:name="T500" style:parent-style-name="Fonteparág.padrão" style:family="text">
      <style:text-properties style:font-name="Times New Roman" style:font-name-complex="Times New Roman" fo:font-weight="bold" style:font-weight-asian="bold" style:font-weight-complex="bold" fo:color="#00000A"/>
    </style:style>
    <style:style style:name="T501" style:parent-style-name="Fonteparág.padrão" style:family="text">
      <style:text-properties style:font-name="Times New Roman" style:font-name-complex="Times New Roman" fo:color="#00000A"/>
    </style:style>
    <style:style style:name="T502" style:parent-style-name="Fonteparág.padrão" style:family="text">
      <style:text-properties style:font-name="Times New Roman" style:font-name-complex="Times New Roman" fo:color="#00000A"/>
    </style:style>
    <style:style style:name="T503" style:parent-style-name="Fonteparág.padrão" style:family="text">
      <style:text-properties style:font-name="Times New Roman" style:font-name-complex="Times New Roman" fo:font-weight="bold" style:font-weight-asian="bold" style:font-weight-complex="bold" fo:color="#00000A"/>
    </style:style>
    <style:style style:name="T504" style:parent-style-name="Fonteparág.padrão" style:family="text">
      <style:text-properties style:font-name="Times New Roman" style:font-name-complex="Times New Roman" fo:color="#00000A"/>
    </style:style>
    <style:style style:name="P505" style:parent-style-name="Standard" style:family="paragraph">
      <style:paragraph-properties fo:text-align="end" fo:margin-bottom="0in" style:line-height-at-least="0.0694in">
        <style:tab-stops>
          <style:tab-stop style:type="left" style:position="5.1875in"/>
        </style:tab-stops>
      </style:paragraph-properties>
      <style:text-properties style:font-name="Times New Roman" style:font-name-complex="Times New Roman" fo:font-size="12pt" style:font-size-asian="12pt" style:font-size-complex="12pt"/>
    </style:style>
    <style:style style:name="P506" style:parent-style-name="Standard" style:family="paragraph">
      <style:paragraph-properties fo:margin-bottom="0in" style:line-height-at-least="0.0694in"/>
    </style:style>
    <style:style style:name="T507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08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0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1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11" style:parent-style-name="Standard" style:family="paragraph">
      <style:paragraph-properties fo:margin-bottom="0in" style:line-height-at-least="0.0694in"/>
      <style:text-properties style:font-name="Times New Roman" style:font-name-complex="Times New Roman" fo:font-size="12pt" style:font-size-asian="12pt" style:font-size-complex="12pt"/>
    </style:style>
    <style:style style:name="P512" style:parent-style-name="Standard" style:family="paragraph">
      <style:paragraph-properties fo:margin-bottom="0in" style:line-height-at-least="0.0694in"/>
    </style:style>
    <style:style style:name="T51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14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1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16" style:parent-style-name="Standard" style:family="paragraph">
      <style:paragraph-properties fo:margin-bottom="0in" style:line-height-at-least="0.0694in"/>
      <style:text-properties style:font-name="Times New Roman" style:font-name-complex="Times New Roman" fo:font-size="12pt" style:font-size-asian="12pt" style:font-size-complex="12pt"/>
    </style:style>
    <style:style style:name="P517" style:parent-style-name="Standard" style:family="paragraph">
      <style:paragraph-properties fo:margin-bottom="0in" style:line-height-at-least="0.0694in"/>
    </style:style>
    <style:style style:name="T51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19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2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21" style:parent-style-name="Standard" style:family="paragraph">
      <style:paragraph-properties fo:margin-bottom="0in" style:line-height-at-least="0.0694in"/>
      <style:text-properties style:font-name="Times New Roman" style:font-name-complex="Times New Roman" fo:font-size="12pt" style:font-size-asian="12pt" style:font-size-complex="12pt"/>
    </style:style>
    <style:style style:name="P522" style:parent-style-name="Standard" style:family="paragraph">
      <style:paragraph-properties fo:margin-bottom="0in" style:line-height-at-least="0.0694in"/>
    </style:style>
    <style:style style:name="T52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24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2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26" style:parent-style-name="Standard" style:family="paragraph">
      <style:paragraph-properties fo:margin-bottom="0in" style:line-height-at-least="0.0694in"/>
      <style:text-properties style:font-name="Times New Roman" style:font-name-complex="Times New Roman" fo:font-size="12pt" style:font-size-asian="12pt" style:font-size-complex="12pt"/>
    </style:style>
    <style:style style:name="P527" style:parent-style-name="Standard" style:family="paragraph">
      <style:paragraph-properties fo:margin-bottom="0in" style:line-height-at-least="0.0694in"/>
    </style:style>
    <style:style style:name="T52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29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3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31" style:parent-style-name="Standard" style:family="paragraph">
      <style:paragraph-properties fo:margin-bottom="0in" style:line-height-at-least="0.0694in"/>
      <style:text-properties style:font-name="Times New Roman" style:font-name-complex="Times New Roman" fo:font-size="12pt" style:font-size-asian="12pt" style:font-size-complex="12pt"/>
    </style:style>
    <style:style style:name="P532" style:parent-style-name="Standard" style:family="paragraph">
      <style:paragraph-properties fo:margin-bottom="0in" style:line-height-at-least="0.0694in"/>
    </style:style>
    <style:style style:name="T53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34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3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36" style:parent-style-name="Standard" style:family="paragraph">
      <style:paragraph-properties fo:margin-bottom="0in" style:line-height-at-least="0.0694in"/>
      <style:text-properties style:font-name="Times New Roman" style:font-name-complex="Times New Roman" fo:font-size="12pt" style:font-size-asian="12pt" style:font-size-complex="12pt"/>
    </style:style>
    <style:style style:name="P537" style:parent-style-name="Standard" style:family="paragraph">
      <style:paragraph-properties fo:margin-bottom="0in" style:line-height-at-least="0.0694in"/>
    </style:style>
    <style:style style:name="T53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39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540" style:parent-style-name="Fonteparág.padrão" style:family="text"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T541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542" style:parent-style-name="Standard" style:family="paragraph">
      <style:paragraph-properties fo:margin-bottom="0in" style:line-height-at-least="0.0694in"/>
      <style:text-properties style:font-name="Times New Roman" style:font-name-complex="Times New Roman"/>
    </style:style>
    <style:style style:name="P543" style:parent-style-name="Standard" style:family="paragraph">
      <style:paragraph-properties fo:margin-bottom="0in"/>
    </style:style>
    <style:style style:name="T544" style:parent-style-name="Fonteparág.padrã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T545" style:parent-style-name="Fonteparág.padrão" style:family="text">
      <style:text-properties style:font-name="Times New Roman" style:font-name-complex="Times New Roman" fo:font-weight="bold" style:font-weight-asian="bold" fo:font-size="12pt" style:font-size-asian="12pt" style:font-size-complex="12pt" fo:language="pt" fo:country="PT"/>
    </style:style>
    <style:style style:name="T546" style:parent-style-name="Fonteparág.padrão" style:family="text">
      <style:text-properties style:font-name="Times New Roman" style:font-name-complex="Times New Roman" fo:font-size="12pt" style:font-size-asian="12pt" style:font-size-complex="12pt" fo:language="pt" fo:country="PT"/>
    </style:style>
    <style:style style:name="P547" style:parent-style-name="Standard" style:family="paragraph">
      <style:paragraph-properties fo:margin-bottom="0in"/>
    </style:style>
  </office:automatic-styles>
  <office:body>
    <office:text text:use-soft-page-breaks="true">
      <text:p text:style-name="P1"/>
      <text:p text:style-name="P16">UM SIMULADOR DE TLB PARA AVALIAÇÃO DE CÓDIGOS CORRETORES DE ERROS</text:p>
      <text:p text:style-name="P17"/>
      <text:p text:style-name="P18"><text:span text:style-name="T19">Hélio Lopes Alves</text:span><text:span text:style-name="T20">(1)</text:span><text:span text:style-name="T21">; Otávio Alcântara de Lima Júnior</text:span><text:span text:style-name="T22">(2)</text:span></text:p>
      <text:p text:style-name="P23"><text:span text:style-name="T24">Bolsista</text:span><text:span text:style-name="T25">(1)</text:span><text:span text:style-name="T26">; Instituto Federal de Educação, Ciência e<text:s/></text:span><text:span text:style-name="T27">Tecnologia do Ceará,<text:s/></text:span><text:span text:style-name="T28">campus<text:s/></text:span><text:span text:style-name="T29">Maracanaú; helio.lopes.alves07@aluno.ifce.edu.br.</text:span></text:p>
      <text:p text:style-name="P30"><text:span text:style-name="T31">Orientador</text:span><text:span text:style-name="T32">(2)</text:span><text:span text:style-name="T33">; Instituto Federal de Educação, Ciência e Tecnologia do Ceará,<text:s/></text:span><text:span text:style-name="T34">campus<text:s/></text:span><text:span text:style-name="T35">Maracanaú; otavio@ifce.edu.br.</text:span></text:p>
      <text:p text:style-name="P36"/>
      <text:p text:style-name="P37"/>
      <text:p text:style-name="Títulodaseçãoprimária"><text:span text:style-name="T38">1.<text:s/></text:span><text:span text:style-name="T39">RESUMO</text:span><text:span text:style-name="T40"><text:s/></text:span><text:span text:style-name="T41">(FONTE TIMES NEW ROMAN 13)</text:span><text:span text:style-name="T42">.</text:span><text:span text:style-name="T43"><text:s/></text:span><text:span text:style-name="T44">O texto do resumo deve<text:s/></text:span><text:span text:style-name="T45">ter no máximo 250 palavras, e continuar linha imediatamente após a palavra RESUMO, que deverá estar em letras maiúsculas. <text:s/>Usar fonte Times New Roman, tamanho 12 (doze) em espaço simples.</text:span></text:p>
      <text:p text:style-name="Títulodaseçãoprimária"><text:span text:style-name="T46">PALAVRAS-CHAVE:<text:s/></text:span><text:span text:style-name="T47">Vestígio.</text:span><text:span text:style-name="T48"><text:s/></text:span><text:span text:style-name="T49">Universo. Criatura (3 a 5 palavras)</text:span></text:p>
      <text:p text:style-name="P50"/>
      <text:p text:style-name="Títulodaseçãoprimária"><text:span text:style-name="T51">2.<text:s/></text:span><text:span text:style-name="T52">INTRODUÇÃO</text:span><text:span text:style-name="T53"><text:s/>(FONTE TIMES NEW ROMAN 13)</text:span></text:p>
      <text:p text:style-name="P54"/>
      <text:p text:style-name="P55">Existem<text:s/>sistemas embarcados em regiões de alto risco que estão mais suscetíveis a erros de processamento devido ao efeito da radiação ionizante nos componentes de memória. Um dos erros possíveis é o MBU (Multiple Bit Upset),<text:s/>um evento<text:s/>que<text:s/>corrompe a memória invertendo alguns bits armazenados<text:s/>em suas<text:s/>células.<text:s/>Este evento pode causar desde falhas mínimas, como uma falta de página, a falhas mais graves como congelamento do sistema ou corrupção de dados.<text:s/>Para evitar<text:s/>tais<text:s/>consequências, faz-se necessário o uso de códigos corretores de erros (CCEs) para mitigar os<text:s/>efeitos<text:s/>causados<text:s/>pelos MBUs.</text:p>
      <text:p text:style-name="P56"><text:span text:style-name="T57">Uma forma de avaliar a eficiência de um CCE é verificando sua correção de casos de possíveis erros durante o funcionamento de uma memória auxiliada por ele. Existe o caso de<text:s/></text:span><text:span text:style-name="T58">um erro de fals</text:span><text:span text:style-name="T59">o positivo, em que uma entrada<text:s/></text:span><text:span text:style-name="T60">com erro decodificada é igual à entrada<text:s/></text:span><text:span text:style-name="T61">solicitada, e de<text:s/></text:span><text:span text:style-name="T62">fals</text:span><text:span text:style-name="T63">o negativo, em que a<text:s/></text:span><text:span text:style-name="T64">entrada solicitada<text:s/></text:span><text:span text:style-name="T65">está na cache</text:span><text:span text:style-name="T66"><text:s/>porém corrompida e, portanto, diferente da entrada solicitada</text:span><text:span text:style-name="T67">.<text:s/></text:span><text:span text:style-name="T68">Esses<text:s/></text:span><text:span text:style-name="T69">casos<text:s/></text:span><text:span text:style-name="T70">são mais<text:s/></text:span><text:span text:style-name="T71">perigosos<text:s/></text:span><text:span text:style-name="T72">pois<text:s/></text:span><text:span text:style-name="T73">é possível que ocorra a execução de instruções não solicitadas</text:span><text:span text:style-name="T74">.</text:span></text:p>
      <text:p text:style-name="P75"><text:span text:style-name="T76">O objetivo deste trabalho é desenvolver um programa que simule o funcionamento de uma memória cache como a TLB, além de injetar erros pseudoaleatórios, para avaliar o desempenho de<text:s/></text:span><text:span text:style-name="T77">CCEs</text:span><text:span text:style-name="T78"><text:s/>implem</text:span><text:span text:style-name="T79">entados.</text:span></text:p>
      <text:p text:style-name="P80"/>
      <text:p text:style-name="Títulodaseçãoprimária"><text:span text:style-name="T81">3<text:s/></text:span><text:span text:style-name="T82">METODOLOGIA/RESULTADOS<text:s/></text:span><text:span text:style-name="T83">(FONTE TIMES NEW ROMAN 13)</text:span></text:p>
      <text:p text:style-name="P84"/>
      <text:p text:style-name="P85"><text:span text:style-name="T86">O código foi implementado na linguagem Java. A estrutura foi construída para emular uma memória cache de tamanho regulável, com política de substituição LRU (</text:span><text:span text:style-name="T87">Least Recently Used</text:span><text:span text:style-name="T88">). Para os teste</text:span><text:span text:style-name="T89">s feitos, o tamanho escolhido para a memória foi de 8 posições.</text:span></text:p>
      <text:p text:style-name="P90"><text:span text:style-name="T91">Durante uma iteração da simulação, o programa acessa um arquivo contendo uma lista de 807 endereços e com eles realiza os processos de leitura e escrita na memória cache. Em um momento pseudoa</text:span><text:span text:style-name="T92">leatório da iteração, são injetados erros em uma linha pseudoaleatória da memória.</text:span></text:p>
      <text:p text:style-name="P93"><text:span text:style-name="T94">Os erros são injetados pseudoaleatoriamente, variam de 1 a 8 erros em bits adjacentes e são feitas 500.000 iterações para cada quantidade de erros. <text:s/>Uma iteração é interromp</text:span><text:span text:style-name="T95">ida na simulação em alguns casos: quando há a detecção de um falso positivo ou de um falso negativo, ou quando uma entrada com erro é substituída e removida da memória. Para cada simulação, ocorre a contagem para cada caso de interrupção.</text:span></text:p>
      <text:soft-page-break/>
      <text:p text:style-name="P96"><text:span text:style-name="T97">Os CCEs são avali</text:span><text:span text:style-name="T98">ados pela quantidade de falsos positivos e falsos negativos detectados durante a simulação. Para este projeto, foi testada a família de CCEs PHICC.</text:span></text:p>
      <text:p text:style-name="P99"/>
      <text:p text:style-name="P100"><text:span text:style-name="T101">5.<text:s/></text:span><text:span text:style-name="T102">RESULTADOS E DISCUSSÃO</text:span><text:span text:style-name="T103"><text:s/></text:span><text:span text:style-name="T104">(</text:span><text:span text:style-name="T105">Fonte Times New Roman 13</text:span><text:span text:style-name="T106">)</text:span></text:p>
      <text:p text:style-name="P107"/>
      <text:p text:style-name="P108">Os resultados devem conter os dados obtidos, até o<text:s/>momento,<text:s/>podendo ser apresentados.</text:p>
      <text:p text:style-name="P109"><text:s text:c="38"/><text:s text:c="46"/></text:p>
      <text:p text:style-name="P110"><text:span text:style-name="T111">Tabela 1 – Resultados da simulação do CCE PHICC(40, 16).</text:span></text:p>
      <table:table table:style-name="Table112">
        <table:table-columns>
          <table:table-column table:style-name="TableColumn113"/>
          <table:table-column table:style-name="TableColumn114"/>
          <table:table-column table:style-name="TableColumn115"/>
          <table:table-column table:style-name="TableColumn116"/>
        </table:table-columns>
        <table:table-row table:style-name="TableRow117">
          <table:table-cell table:style-name="TableCell118">
            <text:p text:style-name="P119">Erros injetados</text:p>
          </table:table-cell>
          <table:table-cell table:style-name="TableCell120">
            <text:p text:style-name="P121">Falsos positivos</text:p>
          </table:table-cell>
          <table:table-cell table:style-name="TableCell122">
            <text:p text:style-name="P123">Falsos negativos</text:p>
          </table:table-cell>
          <table:table-cell table:style-name="TableCell124">
            <text:p text:style-name="P125">Erros substituídos</text:p>
          </table:table-cell>
        </table:table-row>
        <table:table-row table:style-name="TableRow126">
          <table:table-cell table:style-name="TableCell127">
            <text:p text:style-name="P128">1</text:p>
          </table:table-cell>
          <table:table-cell table:style-name="TableCell129">
            <text:p text:style-name="P130">0</text:p>
          </table:table-cell>
          <table:table-cell table:style-name="TableCell131">
            <text:p text:style-name="P132">0</text:p>
          </table:table-cell>
          <table:table-cell table:style-name="TableCell133">
            <text:p text:style-name="P134">497.247</text:p>
          </table:table-cell>
        </table:table-row>
        <table:table-row table:style-name="TableRow135">
          <table:table-cell table:style-name="TableCell136">
            <text:p text:style-name="P137">2</text:p>
          </table:table-cell>
          <table:table-cell table:style-name="TableCell138">
            <text:p text:style-name="P139">0</text:p>
          </table:table-cell>
          <table:table-cell table:style-name="TableCell140">
            <text:p text:style-name="P141">0</text:p>
          </table:table-cell>
          <table:table-cell table:style-name="TableCell142">
            <text:p text:style-name="P143">497.221</text:p>
          </table:table-cell>
        </table:table-row>
        <table:table-row table:style-name="TableRow144">
          <table:table-cell table:style-name="TableCell145">
            <text:p text:style-name="P146">3</text:p>
          </table:table-cell>
          <table:table-cell table:style-name="TableCell147">
            <text:p text:style-name="P148">1.106</text:p>
          </table:table-cell>
          <table:table-cell table:style-name="TableCell149">
            <text:p text:style-name="P150">4.249</text:p>
          </table:table-cell>
          <table:table-cell table:style-name="TableCell151">
            <text:p text:style-name="P152">491.828</text:p>
          </table:table-cell>
        </table:table-row>
        <table:table-row table:style-name="TableRow153">
          <table:table-cell table:style-name="TableCell154">
            <text:p text:style-name="P155">4</text:p>
          </table:table-cell>
          <table:table-cell table:style-name="TableCell156">
            <text:p text:style-name="P157">3.142</text:p>
          </table:table-cell>
          <table:table-cell table:style-name="TableCell158">
            <text:p text:style-name="P159">14.706</text:p>
          </table:table-cell>
          <table:table-cell table:style-name="TableCell160">
            <text:p text:style-name="P161">479.470</text:p>
          </table:table-cell>
        </table:table-row>
        <table:table-row table:style-name="TableRow162">
          <table:table-cell table:style-name="TableCell163">
            <text:p text:style-name="P164">5</text:p>
          </table:table-cell>
          <table:table-cell table:style-name="TableCell165">
            <text:p text:style-name="P166">3.541</text:p>
          </table:table-cell>
          <table:table-cell table:style-name="TableCell167">
            <text:p text:style-name="P168">15.404</text:p>
          </table:table-cell>
          <table:table-cell table:style-name="TableCell169">
            <text:p text:style-name="P170">478.364</text:p>
          </table:table-cell>
        </table:table-row>
        <table:table-row table:style-name="TableRow171">
          <table:table-cell table:style-name="TableCell172">
            <text:p text:style-name="P173">6</text:p>
          </table:table-cell>
          <table:table-cell table:style-name="TableCell174">
            <text:p text:style-name="P175">4.051</text:p>
          </table:table-cell>
          <table:table-cell table:style-name="TableCell176">
            <text:p text:style-name="P177">24.849</text:p>
          </table:table-cell>
          <table:table-cell table:style-name="TableCell178">
            <text:p text:style-name="P179">468.481</text:p>
          </table:table-cell>
        </table:table-row>
        <table:table-row table:style-name="TableRow180">
          <table:table-cell table:style-name="TableCell181">
            <text:p text:style-name="P182">7</text:p>
          </table:table-cell>
          <table:table-cell table:style-name="TableCell183">
            <text:p text:style-name="P184">3.084</text:p>
          </table:table-cell>
          <table:table-cell table:style-name="TableCell185">
            <text:p text:style-name="P186">22.647</text:p>
          </table:table-cell>
          <table:table-cell table:style-name="TableCell187">
            <text:p text:style-name="P188">471.633</text:p>
          </table:table-cell>
        </table:table-row>
        <table:table-row table:style-name="TableRow189">
          <table:table-cell table:style-name="TableCell190">
            <text:p text:style-name="P191">8</text:p>
          </table:table-cell>
          <table:table-cell table:style-name="TableCell192">
            <text:p text:style-name="P193">2.338</text:p>
          </table:table-cell>
          <table:table-cell table:style-name="TableCell194">
            <text:p text:style-name="P195">25.459</text:p>
          </table:table-cell>
          <table:table-cell table:style-name="TableCell196">
            <text:p text:style-name="P197">469.578</text:p>
          </table:table-cell>
        </table:table-row>
      </table:table>
      <text:p text:style-name="P198"><text:span text:style-name="T199"><text:tab/></text:span><text:span text:style-name="T200">Fonte:</text:span><text:span text:style-name="T201"><text:s/>autor, 2022.</text:span></text:p>
      <text:p text:style-name="P202"><text:span text:style-name="T203">Tabela 2</text:span><text:span text:style-name="T204"><text:s/>– Resultados da simulação do CCE PHICC(44, 16).</text:span></text:p>
      <table:table table:style-name="Table205">
        <table:table-columns>
          <table:table-column table:style-name="TableColumn206"/>
          <table:table-column table:style-name="TableColumn207"/>
          <table:table-column table:style-name="TableColumn208"/>
          <table:table-column table:style-name="TableColumn209"/>
        </table:table-columns>
        <table:table-row table:style-name="TableRow210">
          <table:table-cell table:style-name="TableCell211">
            <text:p text:style-name="P212">Erros injetados</text:p>
          </table:table-cell>
          <table:table-cell table:style-name="TableCell213">
            <text:p text:style-name="P214">Falsos positivos</text:p>
          </table:table-cell>
          <table:table-cell table:style-name="TableCell215">
            <text:p text:style-name="P216">Falsos negativos</text:p>
          </table:table-cell>
          <table:table-cell table:style-name="TableCell217">
            <text:p text:style-name="P218">Erros substituídos</text:p>
          </table:table-cell>
        </table:table-row>
        <table:table-row table:style-name="TableRow219">
          <table:table-cell table:style-name="TableCell220">
            <text:p text:style-name="P221">1</text:p>
          </table:table-cell>
          <table:table-cell table:style-name="TableCell222">
            <text:p text:style-name="P223">0</text:p>
          </table:table-cell>
          <table:table-cell table:style-name="TableCell224">
            <text:p text:style-name="P225">0</text:p>
          </table:table-cell>
          <table:table-cell table:style-name="TableCell226">
            <text:p text:style-name="P227">497.162</text:p>
          </table:table-cell>
        </table:table-row>
        <table:table-row table:style-name="TableRow228">
          <table:table-cell table:style-name="TableCell229">
            <text:p text:style-name="P230">2</text:p>
          </table:table-cell>
          <table:table-cell table:style-name="TableCell231">
            <text:p text:style-name="P232">0</text:p>
          </table:table-cell>
          <table:table-cell table:style-name="TableCell233">
            <text:p text:style-name="P234">0</text:p>
          </table:table-cell>
          <table:table-cell table:style-name="TableCell235">
            <text:p text:style-name="P236">497.178</text:p>
          </table:table-cell>
        </table:table-row>
        <table:table-row table:style-name="TableRow237">
          <table:table-cell table:style-name="TableCell238">
            <text:p text:style-name="P239">3</text:p>
          </table:table-cell>
          <table:table-cell table:style-name="TableCell240">
            <text:p text:style-name="P241">216</text:p>
          </table:table-cell>
          <table:table-cell table:style-name="TableCell242">
            <text:p text:style-name="P243">1.399</text:p>
          </table:table-cell>
          <table:table-cell table:style-name="TableCell244">
            <text:p text:style-name="P245">495.677</text:p>
          </table:table-cell>
        </table:table-row>
        <table:table-row table:style-name="TableRow246">
          <table:table-cell table:style-name="TableCell247">
            <text:p text:style-name="P248">4</text:p>
          </table:table-cell>
          <table:table-cell table:style-name="TableCell249">
            <text:p text:style-name="P250">270</text:p>
          </table:table-cell>
          <table:table-cell table:style-name="TableCell251">
            <text:p text:style-name="P252">3.638</text:p>
          </table:table-cell>
          <table:table-cell table:style-name="TableCell253">
            <text:p text:style-name="P254">493.445</text:p>
          </table:table-cell>
        </table:table-row>
        <table:table-row table:style-name="TableRow255">
          <table:table-cell table:style-name="TableCell256">
            <text:p text:style-name="P257">5</text:p>
          </table:table-cell>
          <table:table-cell table:style-name="TableCell258">
            <text:p text:style-name="P259">299</text:p>
          </table:table-cell>
          <table:table-cell table:style-name="TableCell260">
            <text:p text:style-name="P261">6.072</text:p>
          </table:table-cell>
          <table:table-cell table:style-name="TableCell262">
            <text:p text:style-name="P263">490.821</text:p>
          </table:table-cell>
        </table:table-row>
        <table:table-row table:style-name="TableRow264">
          <table:table-cell table:style-name="TableCell265">
            <text:p text:style-name="P266">6</text:p>
          </table:table-cell>
          <table:table-cell table:style-name="TableCell267">
            <text:p text:style-name="P268">132</text:p>
          </table:table-cell>
          <table:table-cell table:style-name="TableCell269">
            <text:p text:style-name="P270">4.881</text:p>
          </table:table-cell>
          <table:table-cell table:style-name="TableCell271">
            <text:p text:style-name="P272">492.141</text:p>
          </table:table-cell>
        </table:table-row>
        <table:table-row table:style-name="TableRow273">
          <table:table-cell table:style-name="TableCell274">
            <text:p text:style-name="P275">7</text:p>
          </table:table-cell>
          <table:table-cell table:style-name="TableCell276">
            <text:p text:style-name="P277">258</text:p>
          </table:table-cell>
          <table:table-cell table:style-name="TableCell278">
            <text:p text:style-name="P279">9.910</text:p>
          </table:table-cell>
          <table:table-cell table:style-name="TableCell280">
            <text:p text:style-name="P281">487.044</text:p>
          </table:table-cell>
        </table:table-row>
        <table:table-row table:style-name="TableRow282">
          <table:table-cell table:style-name="TableCell283">
            <text:p text:style-name="P284">8</text:p>
          </table:table-cell>
          <table:table-cell table:style-name="TableCell285">
            <text:p text:style-name="P286">272</text:p>
          </table:table-cell>
          <table:table-cell table:style-name="TableCell287">
            <text:p text:style-name="P288">13.371</text:p>
          </table:table-cell>
          <table:table-cell table:style-name="TableCell289">
            <text:p text:style-name="P290">483.675</text:p>
          </table:table-cell>
        </table:table-row>
      </table:table>
      <text:p text:style-name="P291"><text:span text:style-name="T292"><text:tab/></text:span><text:span text:style-name="T293">Fonte:</text:span><text:span text:style-name="T294"><text:s/>autor, 2022.</text:span></text:p>
      <text:p text:style-name="P295"><text:span text:style-name="T296">Tabela 3 – Resultados da simulação do CCE PHICC(36, 16).</text:span></text:p>
      <table:table table:style-name="Table297">
        <table:table-columns>
          <table:table-column table:style-name="TableColumn298"/>
          <table:table-column table:style-name="TableColumn299"/>
          <table:table-column table:style-name="TableColumn300"/>
          <table:table-column table:style-name="TableColumn301"/>
        </table:table-columns>
        <table:table-row table:style-name="TableRow302">
          <table:table-cell table:style-name="TableCell303">
            <text:p text:style-name="P304">Erros injetados</text:p>
          </table:table-cell>
          <table:table-cell table:style-name="TableCell305">
            <text:p text:style-name="P306">Falsos positivos</text:p>
          </table:table-cell>
          <table:table-cell table:style-name="TableCell307">
            <text:p text:style-name="P308">Falsos negativos</text:p>
          </table:table-cell>
          <table:table-cell table:style-name="TableCell309">
            <text:p text:style-name="P310">Erros substituídos</text:p>
          </table:table-cell>
        </table:table-row>
        <table:table-row table:style-name="TableRow311">
          <table:table-cell table:style-name="TableCell312">
            <text:p text:style-name="P313">1</text:p>
          </table:table-cell>
          <table:table-cell table:style-name="TableCell314">
            <text:p text:style-name="P315">0</text:p>
          </table:table-cell>
          <table:table-cell table:style-name="TableCell316">
            <text:p text:style-name="P317">0</text:p>
          </table:table-cell>
          <table:table-cell table:style-name="TableCell318">
            <text:p text:style-name="P319">497.143</text:p>
          </table:table-cell>
        </table:table-row>
        <table:table-row table:style-name="TableRow320">
          <table:table-cell table:style-name="TableCell321">
            <text:p text:style-name="P322">2</text:p>
          </table:table-cell>
          <table:table-cell table:style-name="TableCell323">
            <text:p text:style-name="P324">0</text:p>
          </table:table-cell>
          <table:table-cell table:style-name="TableCell325">
            <text:p text:style-name="P326">0</text:p>
          </table:table-cell>
          <table:table-cell table:style-name="TableCell327">
            <text:p text:style-name="P328">497.213</text:p>
          </table:table-cell>
        </table:table-row>
        <table:table-row table:style-name="TableRow329">
          <table:table-cell table:style-name="TableCell330">
            <text:p text:style-name="P331">3</text:p>
          </table:table-cell>
          <table:table-cell table:style-name="TableCell332">
            <text:p text:style-name="P333">282</text:p>
          </table:table-cell>
          <table:table-cell table:style-name="TableCell334">
            <text:p text:style-name="P335">3.420</text:p>
          </table:table-cell>
          <table:table-cell table:style-name="TableCell336">
            <text:p text:style-name="P337">493.552</text:p>
          </table:table-cell>
        </table:table-row>
        <table:table-row table:style-name="TableRow338">
          <table:table-cell table:style-name="TableCell339">
            <text:p text:style-name="P340">4</text:p>
          </table:table-cell>
          <table:table-cell table:style-name="TableCell341">
            <text:p text:style-name="P342">819</text:p>
          </table:table-cell>
          <table:table-cell table:style-name="TableCell343">
            <text:p text:style-name="P344">19.220</text:p>
          </table:table-cell>
          <table:table-cell table:style-name="TableCell345">
            <text:p text:style-name="P346">477.331</text:p>
          </table:table-cell>
        </table:table-row>
        <table:table-row table:style-name="TableRow347">
          <table:table-cell table:style-name="TableCell348">
            <text:p text:style-name="P349">5</text:p>
          </table:table-cell>
          <table:table-cell table:style-name="TableCell350">
            <text:p text:style-name="P351">795</text:p>
          </table:table-cell>
          <table:table-cell table:style-name="TableCell352">
            <text:p text:style-name="P353">15.252</text:p>
          </table:table-cell>
          <table:table-cell table:style-name="TableCell354">
            <text:p text:style-name="P355">481.157</text:p>
          </table:table-cell>
        </table:table-row>
        <table:table-row table:style-name="TableRow356">
          <table:table-cell table:style-name="TableCell357">
            <text:p text:style-name="P358">6</text:p>
          </table:table-cell>
          <table:table-cell table:style-name="TableCell359">
            <text:p text:style-name="P360">852</text:p>
          </table:table-cell>
          <table:table-cell table:style-name="TableCell361">
            <text:p text:style-name="P362">22.713</text:p>
          </table:table-cell>
          <table:table-cell table:style-name="TableCell363">
            <text:p text:style-name="P364">473.827</text:p>
          </table:table-cell>
        </table:table-row>
        <table:table-row table:style-name="TableRow365">
          <table:table-cell table:style-name="TableCell366">
            <text:p text:style-name="P367">7</text:p>
          </table:table-cell>
          <table:table-cell table:style-name="TableCell368">
            <text:p text:style-name="P369">1.187</text:p>
          </table:table-cell>
          <table:table-cell table:style-name="TableCell370">
            <text:p text:style-name="P371">24.828</text:p>
          </table:table-cell>
          <table:table-cell table:style-name="TableCell372">
            <text:p text:style-name="P373">471.325</text:p>
          </table:table-cell>
        </table:table-row>
        <table:table-row table:style-name="TableRow374">
          <table:table-cell table:style-name="TableCell375">
            <text:p text:style-name="P376">8</text:p>
          </table:table-cell>
          <table:table-cell table:style-name="TableCell377">
            <text:p text:style-name="P378">1.829</text:p>
          </table:table-cell>
          <table:table-cell table:style-name="TableCell379">
            <text:p text:style-name="P380">27.174</text:p>
          </table:table-cell>
          <table:table-cell table:style-name="TableCell381">
            <text:p text:style-name="P382">468.339</text:p>
          </table:table-cell>
        </table:table-row>
      </table:table>
      <text:p text:style-name="P383"><text:span text:style-name="T384"><text:tab/></text:span><text:span text:style-name="T385">Fonte:</text:span><text:span text:style-name="T386"><text:s/>autor, 2022.</text:span></text:p>
      <text:p text:style-name="P387"><text:span text:style-name="T388">Tabela 4</text:span><text:span text:style-name="T389"><text:s/>– Resultados da simulação do CCE PHICC(32, 16).</text:span></text:p>
      <table:table table:style-name="Table390">
        <table:table-columns>
          <table:table-column table:style-name="TableColumn391"/>
          <table:table-column table:style-name="TableColumn392"/>
          <table:table-column table:style-name="TableColumn393"/>
          <table:table-column table:style-name="TableColumn394"/>
        </table:table-columns>
        <table:table-row table:style-name="TableRow395">
          <table:table-cell table:style-name="TableCell396">
            <text:p text:style-name="P397">Erros injetados</text:p>
          </table:table-cell>
          <table:table-cell table:style-name="TableCell398">
            <text:p text:style-name="P399">Falsos positivos</text:p>
          </table:table-cell>
          <table:table-cell table:style-name="TableCell400">
            <text:p text:style-name="P401">Falsos negativos</text:p>
          </table:table-cell>
          <table:table-cell table:style-name="TableCell402">
            <text:p text:style-name="P403">Erros substituídos</text:p>
          </table:table-cell>
        </table:table-row>
        <text:soft-page-break/>
        <table:table-row table:style-name="TableRow404">
          <table:table-cell table:style-name="TableCell405">
            <text:p text:style-name="P406">1</text:p>
          </table:table-cell>
          <table:table-cell table:style-name="TableCell407">
            <text:p text:style-name="P408">0</text:p>
          </table:table-cell>
          <table:table-cell table:style-name="TableCell409">
            <text:p text:style-name="P410">0</text:p>
          </table:table-cell>
          <table:table-cell table:style-name="TableCell411">
            <text:p text:style-name="P412">497.162</text:p>
          </table:table-cell>
        </table:table-row>
        <table:table-row table:style-name="TableRow413">
          <table:table-cell table:style-name="TableCell414">
            <text:p text:style-name="P415">2</text:p>
          </table:table-cell>
          <table:table-cell table:style-name="TableCell416">
            <text:p text:style-name="P417">0</text:p>
          </table:table-cell>
          <table:table-cell table:style-name="TableCell418">
            <text:p text:style-name="P419">0</text:p>
          </table:table-cell>
          <table:table-cell table:style-name="TableCell420">
            <text:p text:style-name="P421">497.266</text:p>
          </table:table-cell>
        </table:table-row>
        <table:table-row table:style-name="TableRow422">
          <table:table-cell table:style-name="TableCell423">
            <text:p text:style-name="P424">3</text:p>
          </table:table-cell>
          <table:table-cell table:style-name="TableCell425">
            <text:p text:style-name="P426">839</text:p>
          </table:table-cell>
          <table:table-cell table:style-name="TableCell427">
            <text:p text:style-name="P428">5.679</text:p>
          </table:table-cell>
          <table:table-cell table:style-name="TableCell429">
            <text:p text:style-name="P430">490.823</text:p>
          </table:table-cell>
        </table:table-row>
        <table:table-row table:style-name="TableRow431">
          <table:table-cell table:style-name="TableCell432">
            <text:p text:style-name="P433">4</text:p>
          </table:table-cell>
          <table:table-cell table:style-name="TableCell434">
            <text:p text:style-name="P435">2.716</text:p>
          </table:table-cell>
          <table:table-cell table:style-name="TableCell436">
            <text:p text:style-name="P437">20.083</text:p>
          </table:table-cell>
          <table:table-cell table:style-name="TableCell438">
            <text:p text:style-name="P439">474.577</text:p>
          </table:table-cell>
        </table:table-row>
        <table:table-row table:style-name="TableRow440">
          <table:table-cell table:style-name="TableCell441">
            <text:p text:style-name="P442">5</text:p>
          </table:table-cell>
          <table:table-cell table:style-name="TableCell443">
            <text:p text:style-name="P444">3.594</text:p>
          </table:table-cell>
          <table:table-cell table:style-name="TableCell445">
            <text:p text:style-name="P446">25.016</text:p>
          </table:table-cell>
          <table:table-cell table:style-name="TableCell447">
            <text:p text:style-name="P448">468.822</text:p>
          </table:table-cell>
        </table:table-row>
        <table:table-row table:style-name="TableRow449">
          <table:table-cell table:style-name="TableCell450">
            <text:p text:style-name="P451">6</text:p>
          </table:table-cell>
          <table:table-cell table:style-name="TableCell452">
            <text:p text:style-name="P453">1.118</text:p>
          </table:table-cell>
          <table:table-cell table:style-name="TableCell454">
            <text:p text:style-name="P455">35.030</text:p>
          </table:table-cell>
          <table:table-cell table:style-name="TableCell456">
            <text:p text:style-name="P457">461.366</text:p>
          </table:table-cell>
        </table:table-row>
        <table:table-row table:style-name="TableRow458">
          <table:table-cell table:style-name="TableCell459">
            <text:p text:style-name="P460">7</text:p>
          </table:table-cell>
          <table:table-cell table:style-name="TableCell461">
            <text:p text:style-name="P462">1.657</text:p>
          </table:table-cell>
          <table:table-cell table:style-name="TableCell463">
            <text:p text:style-name="P464">34.965</text:p>
          </table:table-cell>
          <table:table-cell table:style-name="TableCell465">
            <text:p text:style-name="P466">460.836</text:p>
          </table:table-cell>
        </table:table-row>
        <table:table-row table:style-name="TableRow467">
          <table:table-cell table:style-name="TableCell468">
            <text:p text:style-name="P469">8</text:p>
          </table:table-cell>
          <table:table-cell table:style-name="TableCell470">
            <text:p text:style-name="P471">1.447</text:p>
          </table:table-cell>
          <table:table-cell table:style-name="TableCell472">
            <text:p text:style-name="P473">34.306</text:p>
          </table:table-cell>
          <table:table-cell table:style-name="TableCell474">
            <text:p text:style-name="P475">461.884</text:p>
          </table:table-cell>
        </table:table-row>
      </table:table>
      <text:p text:style-name="P476"><text:span text:style-name="T477"><text:tab/></text:span><text:span text:style-name="T478">Fonte:</text:span><text:span text:style-name="T479"><text:s/>autor, 2022.</text:span></text:p>
      <text:p text:style-name="Títulodaseçãoprimária"><text:span text:style-name="T480">4</text:span><text:span text:style-name="T481">.<text:s/></text:span><text:span text:style-name="T482">CONSIDERAÇÕES FINAIS</text:span><text:span text:style-name="T483"><text:s/>(Fonte Times New Roman 13)</text:span></text:p>
      <text:p text:style-name="P484"/>
      <text:p text:style-name="P485"><text:span text:style-name="T486">Deve ser elaborada com o verbo no presente do indicativo, em frases curtas,<text:s/></text:span><text:span text:style-name="T487">sem comentários adicionais (=Resultados e Discussão)<text:s/></text:span><text:span text:style-name="T488">e com base nos objetivos e resultados do Resumo<text:s/></text:span><text:span text:style-name="T489">Expandido.</text:span></text:p>
      <text:p text:style-name="P490"/>
      <text:p text:style-name="Títulodaseçãoprimária"><text:span text:style-name="T491">5.<text:s/></text:span><text:span text:style-name="T492">REFERÊNCIAS</text:span><text:span text:style-name="T493"><text:s/></text:span><text:span text:style-name="T494">(Fonte Times New Roman 13)</text:span></text:p>
      <text:p text:style-name="P495"/>
      <text:p text:style-name="P496"><text:span text:style-name="T497">Devem ser listados<text:s/></text:span><text:span text:style-name="T498">apenas os trabalhos mencionados no texto</text:span><text:span text:style-name="T499">, em ordem alfabética do sobrenome, pelo primeiro autor. Dois ou mais autores, separar por ponto e vírgula. Os títulos dos periódicos<text:s/></text:span><text:span text:style-name="T500">não<text:s/></text:span><text:span text:style-name="T501">devem ser abreviados e devem f</text:span><text:span text:style-name="T502">icar na margem esquerda. A ordem dos itens em cada referência deve obedecer às normas vigentes da Associação Brasileira de Normas Técnicas –<text:s/></text:span><text:span text:style-name="T503">ABNT</text:span><text:span text:style-name="T504"><text:s/>(6023/2002). Ex.:</text:span></text:p>
      <text:p text:style-name="P505"><text:tab/></text:p>
      <text:p text:style-name="P506"><text:span text:style-name="T507">ASSOCIAÇÃO BRASILEIRA DE NORMAS TÉCNICAS.<text:s/></text:span><text:span text:style-name="T508">NBR 10520</text:span><text:span text:style-name="T509">: apresentação de citações em documento</text:span><text:span text:style-name="T510">s. Rio de Janeiro, 2002a.</text:span></text:p>
      <text:p text:style-name="P511"/>
      <text:p text:style-name="P512"><text:span text:style-name="T513">______.<text:s/></text:span><text:span text:style-name="T514">NBR 6023</text:span><text:span text:style-name="T515">: referências: elaboração. Rio de Janeiro, 2002b.</text:span></text:p>
      <text:p text:style-name="P516"/>
      <text:p text:style-name="P517"><text:span text:style-name="T518">______.<text:s/></text:span><text:span text:style-name="T519">NBR 6028</text:span><text:span text:style-name="T520">: resumos. Rio de janeiro, 2003b.</text:span></text:p>
      <text:p text:style-name="P521"/>
      <text:p text:style-name="P522"><text:span text:style-name="T523">FRANÇA, Júnia Lessa; VASCONCELLOS, Ana Cristina de.<text:s/></text:span><text:span text:style-name="T524">Manual para normalização de publicações técnico-científicas</text:span><text:span text:style-name="T525">. 8. ed. Belo Horizonte: Ed. UFMG, 2007.</text:span></text:p>
      <text:p text:style-name="P526"/>
      <text:p text:style-name="P527"><text:span text:style-name="T528">IBGE.<text:s/></text:span><text:span text:style-name="T529">Normas de apresentação tabular</text:span><text:span text:style-name="T530">. 3. ed. Rio de Janeiro, 1993.</text:span></text:p>
      <text:p text:style-name="P531"/>
      <text:p text:style-name="P532"><text:span text:style-name="T533">MAGALHÃES, Philippe de Souza.<text:s/></text:span><text:span text:style-name="T534">PHICC: Uma família de Códigos Corretores de Erros para dispositivos de memória</text:span><text:span text:style-name="T535">. 3. ed. Ceará, 2022.</text:span></text:p>
      <text:p text:style-name="P536"/>
      <text:p text:style-name="P537"><text:span text:style-name="T538">UNIVERSIDADE FE</text:span><text:span text:style-name="T539">DERAL DO PARANÁ. Sistema de Bibliotecas.<text:s/></text:span><text:span text:style-name="T540">Normas para apresentação de documentos científicos</text:span><text:span text:style-name="T541">. 2. ed. Curitiba: Ed. UFPR, 2007. 9 v.</text:span></text:p>
      <text:p text:style-name="P542"/>
      <text:p text:style-name="P543"><text:span text:style-name="T544">GURGEL, C. Reforma do Estado e segurança pública.<text:s/></text:span><text:span text:style-name="T545">Política e Administração</text:span><text:span text:style-name="T546">, v. 3, n. 2, p. 15-21, 1997. <text:s/></text:span></text:p>
      <text:p text:style-name="P54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Liberation Sans" svg:font-family="Liberation Sans" style:font-family-generic="swiss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 fo:margin-bottom="0.1388in" fo:line-height="115%"/>
      <style:text-properties style:font-name="Calibri" style:font-name-asian="SimSun" style:font-name-complex="Calibri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ítulo1" style:display-name="Título1" style:family="paragraph" style:parent-style-name="Standard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odenotaderodapé1" style:display-name="Texto de nota de rodapé1" style:family="paragraph" style:parent-style-name="Standard">
      <style:paragraph-properties fo:margin-bottom="0in" style:line-height-at-least="0.0694in"/>
      <style:text-properties fo:font-size="10pt" style:font-size-asian="10pt" style:font-size-complex="10pt" fo:hyphenate="false"/>
    </style:style>
    <style:style style:name="Títulodaseçãoprimária" style:display-name="Título da seção primária" style:family="paragraph" style:parent-style-name="Standard">
      <style:paragraph-properties fo:widows="0" fo:orphans="0" fo:text-align="justify" fo:margin-bottom="0in" style:line-height-at-least="0.0694in"/>
      <style:text-properties style:font-name="Arial" style:font-name-asian="Arial Unicode MS" style:font-name-complex="Times New Roman" fo:font-weight="bold" style:font-weight-asian="bold" fo:font-size="13pt" style:font-size-asian="13pt" style:font-size-complex="12pt" style:language-asian="pt" style:country-asian="BR" fo:hyphenate="false"/>
    </style:style>
    <style:style style:name="Tabla-Texto" style:display-name="Tabla-Texto" style:family="paragraph" style:parent-style-name="Standard">
      <style:paragraph-properties fo:text-align="justify" fo:margin-top="0.0138in" fo:margin-bottom="0.0138in" style:line-height-at-least="0.0694in" fo:text-indent="0.4923in"/>
      <style:text-properties style:font-name="Arial" style:font-name-asian="Times New Roman" style:font-name-complex="Times New Roman" fo:font-size="9pt" style:font-size-asian="9pt" style:font-size-complex="12pt" fo:language="es" fo:country="ES" style:language-asian="es" style:country-asian="ES" fo:hyphenate="false"/>
    </style:style>
    <style:style style:name="Leyendadefiguraotabla" style:display-name="Leyenda de figura o tabla" style:family="paragraph" style:parent-style-name="Standard">
      <style:paragraph-properties fo:text-align="center" fo:margin-top="0.0833in" fo:margin-bottom="0.25in" style:line-height-at-least="0.0694in" fo:text-indent="0.4923in"/>
      <style:text-properties style:font-name="Arial" style:font-name-asian="Times New Roman" style:font-name-complex="Times New Roman" fo:font-style="italic" style:font-style-asian="italic" fo:font-size="9pt" style:font-size-asian="9pt" style:font-size-complex="12pt" fo:language="es" fo:country="ES" style:language-asian="es" style:country-asian="ES" fo:hyphenate="false"/>
    </style:style>
    <style:style style:name="Referências" style:display-name="Referências" style:family="paragraph" style:parent-style-name="Standard">
      <style:paragraph-properties fo:widows="0" fo:orphans="0" fo:margin-top="0.0833in" fo:margin-bottom="0.0833in" style:line-height-at-least="0.0694in"/>
      <style:text-properties style:font-name="Arial" style:font-name-asian="Arial Unicode MS" style:font-name-complex="Arial" fo:font-size="12pt" style:font-size-asian="12pt" style:font-size-complex="12pt" style:language-asian="pt" style:country-asian="BR" fo:hyphenate="false"/>
    </style:style>
    <style:style style:name="Normal1" style:display-name="Normal1" style:family="paragraph">
      <style:paragraph-properties fo:widows="2" fo:orphans="2" style:line-height-at-least="0.0694in"/>
      <style:text-properties style:font-name="Arial" style:font-name-asian="SimSun" style:font-name-complex="Arial" fo:color="#000000" fo:font-size="12pt" style:font-size-asian="12pt" style:font-size-complex="12pt" style:language-asian="en" style:country-asian="US" fo:hyphenate="false"/>
    </style:style>
    <style:style style:name="Cabeçalho" style:display-name="Cabeçalho" style:family="paragraph" style:parent-style-name="Standard">
      <style:paragraph-properties text:number-lines="false" fo:margin-bottom="0in" style:line-height-at-least="0.0694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Standard">
      <style:paragraph-properties text:number-lines="false" fo:margin-bottom="0in" style:line-height-at-least="0.0694in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BalloonText1" style:display-name="Balloon Text1" style:family="paragraph" style:parent-style-name="Standard">
      <style:paragraph-properties fo:margin-bottom="0in" style:line-height-at-least="0.0694in"/>
      <style:text-properties style:font-name="Tahoma" style:font-name-asian="Tahoma" style:font-name-complex="Tahoma" fo:font-size="8pt" style:font-size-asian="8pt" style:font-size-complex="8pt" fo:hyphenate="false"/>
    </style:style>
    <style:style style:name="western" style:display-name="western" style:family="paragraph" style:parent-style-name="Standard">
      <style:paragraph-properties fo:margin-top="0.0194in" fo:margin-bottom="0.0194in" style:line-height-at-least="0.0694in"/>
      <style:text-properties style:font-name="Times New Roman" style:font-name-asian="Times New Roman" style:font-name-complex="Times New Roman" fo:font-size="12pt" style:font-size-asian="12pt" style:font-size-complex="12pt" style:language-asian="pt" style:country-asian="BR" fo:hyphenate="false"/>
    </style:style>
    <style:style style:name="ListParagraph1" style:display-name="List Paragraph1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Textodenotaderodapé" style:display-name="Texto de nota de rodapé" style:family="paragraph" style:parent-style-name="Standard">
      <style:paragraph-properties text:number-lines="false" fo:margin-left="0.2354in" fo:text-indent="-0.2354in">
        <style:tab-stops/>
      </style:paragraph-properties>
      <style:text-properties fo:font-size="10pt" style:font-size-asian="10pt" style:font-size-complex="10pt" fo:hyphenate="false"/>
    </style:style>
    <style:style style:name="Textodebalão" style:display-name="Texto de balão" style:family="paragraph" style:parent-style-name="Standard">
      <style:paragraph-properties fo:margin-bottom="0in" fo:line-height="100%"/>
      <style:text-properties style:font-name="Tahoma" style:font-name-asian="Tahoma" style:font-name-complex="Times New Roman" fo:font-size="8pt" style:font-size-asian="8pt" style:font-size-complex="8pt" fo:hyphenate="false"/>
    </style:style>
    <style:style style:name="Fórmula" style:display-name="Fórmula" style:family="paragraph" style:parent-style-name="Standard">
      <style:paragraph-properties fo:text-align="end" fo:margin-top="0.1534in" fo:margin-bottom="0.1534in" fo:line-height="100%"/>
      <style:text-properties style:font-name="Times New Roman" style:font-name-asian="Times New Roman" style:font-name-complex="Times New Roman" style:letter-kerning="false" style:font-size-complex="10pt" fo:language="en" fo:country="US" style:language-asian="ar" style:country-asian="SA" fo:hyphenate="false"/>
    </style:style>
    <style:style style:name="Default" style:display-name="Default" style:family="paragraph">
      <style:paragraph-properties fo:widows="2" fo:orphans="2"/>
      <style:text-properties fo:color="#000000" fo:font-size="12pt" style:font-size-asian="12pt" style:font-size-complex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DefaultParagraphFont1" style:display-name="Default Paragraph Font1" style:family="text"/>
    <style:style style:name="TextodenotaderodapéChar" style:display-name="Texto de nota de rodapé Char" style:family="text">
      <style:text-properties fo:font-size="10pt" style:font-size-asian="10pt" style:font-size-complex="10pt"/>
    </style:style>
    <style:style style:name="Ref.denotaderodapé1" style:display-name="Ref. de nota de rodapé1" style:family="text">
      <style:text-properties style:text-position="super 63.6%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CabeçalhoChar" style:display-name="Cabeçalho Char" style:family="text" style:parent-style-name="DefaultParagraphFont1"/>
    <style:style style:name="RodapéChar" style:display-name="Rodapé Char" style:family="text" style:parent-style-name="DefaultParagraphFont1"/>
    <style:style style:name="TextodebalãoChar" style:display-name="Texto de balão Char" style:family="text">
      <style:text-properties style:font-name="Tahoma" style:font-name-asian="Tahoma" style:font-name-complex="Tahoma" fo:font-size="8pt" style:font-size-asian="8pt" style:font-size-complex="8pt"/>
    </style:style>
    <style:style style:name="FootnoteSymbol" style:display-name="Footnote Symbol" style:family="text"/>
    <style:style style:name="Ref.denotaderodapé" style:display-name="Ref. de nota de rodapé" style:family="text">
      <style:text-properties style:text-position="super 63.6%"/>
    </style:style>
    <style:style style:name="Ref.denotadefim" style:display-name="Ref. de nota de fim" style:family="text">
      <style:text-properties style:text-position="super 63.6%"/>
    </style:style>
    <style:style style:name="EndnoteSymbol" style:display-name="Endnote Symbol" style:family="text"/>
    <style:style style:name="TextodebalãoChar1" style:display-name="Texto de balão Char1" style:family="text">
      <style:text-properties style:font-name="Tahoma" style:font-name-asian="SimSun" style:font-name-complex="Tahoma" style:letter-kerning="true" fo:font-size="8pt" style:font-size-asian="8pt" style:font-size-complex="8pt" style:language-asian="en" style:country-asian="US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3" style:family="text">
      <style:text-properties style:font-name-complex="Courier New"/>
    </style:style>
    <style:style style:name="WW_CharLFO2LVL7" style:family="text">
      <style:text-properties style:font-name-complex="Courier New"/>
    </style:style>
    <text:list-style style:name="WWNum1" style:display-name="WWNum1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3" text:style-name="WW_CharLFO2LVL3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4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5" text:bullet-char="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6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bullet>
      <text:list-level-style-bullet text:level="7" text:style-name="WW_CharLFO2LVL7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Times New Roman"/>
      </text:list-level-style-bullet>
      <text:list-level-style-bullet text:level="8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9" text:bullet-char="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bullet>
    </text:list-style>
    <text:notes-configuration text:note-class="footnote" text:citation-style-name="Ref.denotaderodapé" text:citation-body-style-name="Ref.denotaderodapé" text:start-value="0" style:num-format="1" text:start-numbering-at="document" text:footnotes-position="page"/>
    <text:notes-configuration text:note-class="endnote" text:citation-style-name="Ref.denotadefim" text:citation-body-style-name="Ref.denotadefim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23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6.1006in" style:use-optimal-column-width="false"/>
    </style:style>
    <style:style style:name="Table2" style:family="table">
      <style:table-properties style:width="6.1006in" fo:margin-left="-0.075in" table:align="left"/>
    </style:style>
    <style:style style:name="TableRow4" style:family="table-row">
      <style:table-row-properties style:min-row-height="0.109in" style:use-optimal-row-height="false"/>
    </style:style>
    <style:style style:name="TableCell5" style:family="table-cell">
      <style:table-cell-properties fo:border="none" style:writing-mode="lr-tb" fo:padding-top="0in" fo:padding-left="0.075in" fo:padding-bottom="0in" fo:padding-right="0.075in"/>
    </style:style>
    <style:style style:name="P6" style:parent-style-name="Standard" style:family="paragraph">
      <style:paragraph-properties fo:margin-bottom="0in" fo:line-height="0.1805in" fo:margin-left="0.6895in">
        <style:tab-stops/>
      </style:paragraph-properties>
    </style:style>
    <style:style style:name="T7" style:parent-style-name="Fonteparág.padrão" style:family="text">
      <style:text-properties style:font-name="Arial Black" fo:font-size="8pt" style:font-size-asian="8pt" style:font-size-complex="8pt" style:language-asian="pt" style:country-asian="BR"/>
    </style:style>
    <style:style style:name="T8" style:parent-style-name="Fonteparág.padrão" style:family="text">
      <style:text-properties style:font-name="Arial Black" fo:font-size="8pt" style:font-size-asian="8pt" style:font-size-complex="8pt"/>
    </style:style>
    <style:style style:name="TableRow9" style:family="table-row">
      <style:table-row-properties style:min-row-height="0.1027in" style:use-optimal-row-height="false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margin-bottom="0in" fo:line-height="0.1805in" fo:margin-left="0.6895in">
        <style:tab-stops/>
      </style:paragraph-properties>
      <style:text-properties style:font-name="Arial Black" fo:font-size="8pt" style:font-size-asian="8pt" style:font-size-complex="8pt"/>
    </style:style>
    <style:style style:name="TableRow12" style:family="table-row">
      <style:table-row-properties style:min-row-height="0.302in" style:use-optimal-row-height="false"/>
    </style:style>
    <style:style style:name="TableCell13" style:family="table-cell">
      <style:table-cell-properties fo:border="none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margin-bottom="0in" fo:line-height="0.1805in" fo:margin-left="0.6895in">
        <style:tab-stops/>
      </style:paragraph-properties>
      <style:text-properties style:font-name="Arial Black" fo:font-size="8pt" style:font-size-asian="8pt" style:font-size-complex="8pt"/>
    </style:style>
    <style:style style:name="P15" style:parent-style-name="Standard" style:family="paragraph">
      <style:paragraph-properties fo:margin-bottom="0in" fo:line-height="0.1805in" fo:margin-left="0.6895in">
        <style:tab-stops/>
      </style:paragraph-properties>
      <style:text-properties style:font-name="Arial Black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</table:table-columns>
          <table:table-row table:style-name="TableRow4">
            <table:table-cell table:style-name="TableCell5">
              <text:p text:style-name="P6"><text:span text:style-name="T7"><draw:frame draw:z-index="251659264" draw:style-name="a0" draw:name="Figura1" text:anchor-type="paragraph" svg:x="-0.0063in" svg:y="-0.02835in" svg:width="0.63543in" svg:height="0.79173in" style:rel-width="scale" style:rel-height="scale"><draw:image xlink:href="media/image1.jpg" xlink:type="simple" xlink:show="embed" xlink:actuate="onLoad"/><svg:title/><svg:desc>Logo IFCE</svg:desc></draw:frame></text:span><text:span text:style-name="T8">MINISTÉRIO DA EDUCAÇÃO</text:span></text:p>
            </table:table-cell>
          </table:table-row>
          <table:table-row table:style-name="TableRow9">
            <table:table-cell table:style-name="TableCell10">
              <text:p text:style-name="P11">INSTITUTO FEDERAL DE EDUCAÇÃO, CIÊNCIA E TECNOLOGIA DO CEARÁ - IFCE</text:p>
            </table:table-cell>
          </table:table-row>
          <table:table-row table:style-name="TableRow12">
            <table:table-cell table:style-name="TableCell13">
              <text:p text:style-name="P14">PRÓ-REITORIA DE PESQUISA E INOVAÇÃO - PRPI</text:p>
              <text:p text:style-name="P15"/>
            </table:table-cell>
          </table:table-row>
        </table:table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ulhoFamilia</meta:initial-creator>
    <dc:creator>JulhoFamilia</dc:creator>
    <meta:creation-date>2022-08-13T16:53:00Z</meta:creation-date>
    <dc:date>2022-08-19T01:35:00Z</dc:date>
    <meta:print-date>2022-08-13T17:02:00Z</meta:print-date>
    <meta:template xlink:href="Normal.dotm" xlink:type="simple"/>
    <meta:editing-cycles>24</meta:editing-cycles>
    <meta:editing-duration>PT266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" meta:paragraph-count="12" meta:word-count="966" meta:character-count="6174" meta:row-count="43" meta:non-whitespace-character-count="5220"/>
  </office:meta>
</office:document-meta>
</file>